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59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2.323cm"/>
    </style:style>
    <style:style style:name="co5" style:family="table-column">
      <style:table-column-properties fo:break-before="auto" style:column-width="1.614cm"/>
    </style:style>
    <style:style style:name="co6" style:family="table-column">
      <style:table-column-properties fo:break-before="auto" style:column-width="1.36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1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108">
      <style:map style:condition="cell-content()=[$HVR.$H$2]" style:apply-style-name="Accent_20_1" style:base-cell-address="HVR.B2"/>
      <style:map style:condition="cell-content()=[$HVR.$I$2]" style:apply-style-name="Accent_20_2" style:base-cell-address="HVR.B2"/>
      <style:map style:condition="cell-content()=[$HVR.$J$2]" style:apply-style-name="Accent_20_3" style:base-cell-address="HVR.B2"/>
    </style:style>
    <style:style style:name="ce28" style:family="table-cell" style:parent-style-name="Default" style:data-style-name="N108"/>
    <style:style style:name="ce29" style:family="table-cell" style:parent-style-name="Default" style:data-style-name="N108">
      <style:map style:condition="cell-content()=[$HVR.$H$4]" style:apply-style-name="Accent_20_1" style:base-cell-address="HVR.B4"/>
      <style:map style:condition="cell-content()=[$HVR.$I$4]" style:apply-style-name="Accent_20_2" style:base-cell-address="HVR.B4"/>
      <style:map style:condition="cell-content()=[$HVR.$J$4]" style:apply-style-name="Accent_20_3" style:base-cell-address="HVR.B4"/>
    </style:style>
    <style:style style:name="ce30" style:family="table-cell" style:parent-style-name="Default" style:data-style-name="N108">
      <style:map style:condition="cell-content()=[$HVR.$H$6]" style:apply-style-name="Accent_20_1" style:base-cell-address="HVR.B6"/>
      <style:map style:condition="cell-content()=[$HVR.$I$6]" style:apply-style-name="Accent_20_2" style:base-cell-address="HVR.B6"/>
      <style:map style:condition="cell-content()=[$HVR.$J$6]" style:apply-style-name="Accent_20_3" style:base-cell-address="HVR.B6"/>
    </style:style>
    <style:style style:name="ce31" style:family="table-cell" style:parent-style-name="Default" style:data-style-name="N108">
      <style:map style:condition="cell-content()=[$HVR.$H$8]" style:apply-style-name="Accent_20_1" style:base-cell-address="HVR.B8"/>
      <style:map style:condition="cell-content()=[$HVR.$I$8]" style:apply-style-name="Accent_20_2" style:base-cell-address="HVR.B8"/>
      <style:map style:condition="cell-content()=[$HVR.$J$8]" style:apply-style-name="Accent_20_3" style:base-cell-address="HVR.B8"/>
    </style:style>
    <style:style style:name="ce32" style:family="table-cell" style:parent-style-name="Default" style:data-style-name="N108">
      <style:map style:condition="cell-content()=[$HVR.$H$10]" style:apply-style-name="Accent_20_1" style:base-cell-address="HVR.B10"/>
      <style:map style:condition="cell-content()=[$HVR.$I$10]" style:apply-style-name="Accent_20_2" style:base-cell-address="HVR.B10"/>
      <style:map style:condition="cell-content()=[$HVR.$J$10]" style:apply-style-name="Accent_20_3" style:base-cell-address="HVR.B10"/>
    </style:style>
    <style:style style:name="ce33" style:family="table-cell" style:parent-style-name="Default" style:data-style-name="N108">
      <style:map style:condition="cell-content()=[$HVR.$H$12]" style:apply-style-name="Accent_20_1" style:base-cell-address="HVR.B12"/>
      <style:map style:condition="cell-content()=[$HVR.$I$12]" style:apply-style-name="Accent_20_2" style:base-cell-address="HVR.B12"/>
      <style:map style:condition="cell-content()=[$HVR.$J$12]" style:apply-style-name="Accent_20_3" style:base-cell-address="HVR.B12"/>
    </style:style>
    <style:style style:name="ce34" style:family="table-cell" style:parent-style-name="Default" style:data-style-name="N108">
      <style:map style:condition="cell-content()=[$HVR.$H$14]" style:apply-style-name="Accent_20_1" style:base-cell-address="HVR.B14"/>
      <style:map style:condition="cell-content()=[$HVR.$I$14]" style:apply-style-name="Accent_20_2" style:base-cell-address="HVR.B14"/>
      <style:map style:condition="cell-content()=[$HVR.$J$14]" style:apply-style-name="Accent_20_3" style:base-cell-address="HVR.B14"/>
    </style:style>
    <style:style style:name="ce35" style:family="table-cell" style:parent-style-name="Default" style:data-style-name="N108">
      <style:map style:condition="cell-content()=[$HVR.$H$16]" style:apply-style-name="Accent_20_1" style:base-cell-address="HVR.B16"/>
      <style:map style:condition="cell-content()=[$HVR.$I$16]" style:apply-style-name="Accent_20_2" style:base-cell-address="HVR.B16"/>
      <style:map style:condition="cell-content()=[$HVR.$J$16]" style:apply-style-name="Accent_20_3" style:base-cell-address="HVR.B16"/>
    </style:style>
    <style:style style:name="ce36" style:family="table-cell" style:parent-style-name="Default" style:data-style-name="N108">
      <style:map style:condition="cell-content()=[$HVR.$H$18]" style:apply-style-name="Accent_20_1" style:base-cell-address="HVR.B18"/>
      <style:map style:condition="cell-content()=[$HVR.$I$18]" style:apply-style-name="Accent_20_2" style:base-cell-address="HVR.B18"/>
      <style:map style:condition="cell-content()=[$HVR.$J$18]" style:apply-style-name="Accent_20_3" style:base-cell-address="HVR.B18"/>
    </style:style>
    <style:style style:name="ce39" style:family="table-cell" style:parent-style-name="Default" style:data-style-name="N108">
      <style:map style:condition="cell-content()=[$HVR.$H$20]" style:apply-style-name="Accent_20_1" style:base-cell-address="HVR.B20"/>
      <style:map style:condition="cell-content()=[$HVR.$I$20]" style:apply-style-name="Accent_20_2" style:base-cell-address="HVR.B20"/>
      <style:map style:condition="cell-content()=[$HVR.$J$20]" style:apply-style-name="Accent_20_3" style:base-cell-address="HVR.B20"/>
    </style:style>
    <style:style style:name="ce40" style:family="table-cell" style:parent-style-name="Default" style:data-style-name="N108">
      <style:map style:condition="cell-content()=[$HVR.$H$22]" style:apply-style-name="Accent_20_1" style:base-cell-address="HVR.B22"/>
      <style:map style:condition="cell-content()=[$HVR.$I$22]" style:apply-style-name="Accent_20_2" style:base-cell-address="HVR.B22"/>
      <style:map style:condition="cell-content()=[$HVR.$J$22]" style:apply-style-name="Accent_20_3" style:base-cell-address="HVR.B22"/>
    </style:style>
    <style:style style:name="ce3" style:family="table-cell" style:parent-style-name="Default" style:data-style-name="N109"/>
    <style:style style:name="ce14" style:family="table-cell" style:parent-style-name="Default" style:data-style-name="N110">
      <style:map style:condition="cell-content()=[$'IGD+'.$H$2]" style:apply-style-name="Accent_20_1" style:base-cell-address="'IGD+'.B2"/>
      <style:map style:condition="cell-content()=[$'IGD+'.$I$2]" style:apply-style-name="Accent_20_2" style:base-cell-address="'IGD+'.B2"/>
      <style:map style:condition="cell-content()=[$'IGD+'.$J$2]" style:apply-style-name="Accent_20_3" style:base-cell-address="'IGD+'.B2"/>
    </style:style>
    <style:style style:name="ce15" style:family="table-cell" style:parent-style-name="Default" style:data-style-name="N110"/>
    <style:style style:name="ce16" style:family="table-cell" style:parent-style-name="Default" style:data-style-name="N110">
      <style:map style:condition="cell-content()=[$'IGD+'.$H$4]" style:apply-style-name="Accent_20_1" style:base-cell-address="'IGD+'.B4"/>
      <style:map style:condition="cell-content()=[$'IGD+'.$I$4]" style:apply-style-name="Accent_20_2" style:base-cell-address="'IGD+'.B4"/>
      <style:map style:condition="cell-content()=[$'IGD+'.$J$4]" style:apply-style-name="Accent_20_3" style:base-cell-address="'IGD+'.B4"/>
    </style:style>
    <style:style style:name="ce17" style:family="table-cell" style:parent-style-name="Default" style:data-style-name="N110">
      <style:map style:condition="cell-content()=[$'IGD+'.$H$6]" style:apply-style-name="Accent_20_1" style:base-cell-address="'IGD+'.B6"/>
      <style:map style:condition="cell-content()=[$'IGD+'.$I$6]" style:apply-style-name="Accent_20_2" style:base-cell-address="'IGD+'.B6"/>
      <style:map style:condition="cell-content()=[$'IGD+'.$J$6]" style:apply-style-name="Accent_20_3" style:base-cell-address="'IGD+'.B6"/>
    </style:style>
    <style:style style:name="ce18" style:family="table-cell" style:parent-style-name="Default" style:data-style-name="N110">
      <style:map style:condition="cell-content()=[$'IGD+'.$H$8]" style:apply-style-name="Accent_20_1" style:base-cell-address="'IGD+'.B8"/>
      <style:map style:condition="cell-content()=[$'IGD+'.$I$8]" style:apply-style-name="Accent_20_2" style:base-cell-address="'IGD+'.B8"/>
      <style:map style:condition="cell-content()=[$'IGD+'.$J$8]" style:apply-style-name="Accent_20_3" style:base-cell-address="'IGD+'.B8"/>
    </style:style>
    <style:style style:name="ce19" style:family="table-cell" style:parent-style-name="Default" style:data-style-name="N110">
      <style:map style:condition="cell-content()=[$'IGD+'.$H$10]" style:apply-style-name="Accent_20_1" style:base-cell-address="'IGD+'.B10"/>
      <style:map style:condition="cell-content()=[$'IGD+'.$I$10]" style:apply-style-name="Accent_20_2" style:base-cell-address="'IGD+'.B10"/>
      <style:map style:condition="cell-content()=[$'IGD+'.$J$10]" style:apply-style-name="Accent_20_3" style:base-cell-address="'IGD+'.B10"/>
    </style:style>
    <style:style style:name="ce20" style:family="table-cell" style:parent-style-name="Default" style:data-style-name="N110">
      <style:map style:condition="cell-content()=[$'IGD+'.$H$12]" style:apply-style-name="Accent_20_1" style:base-cell-address="'IGD+'.B12"/>
      <style:map style:condition="cell-content()=[$'IGD+'.$I$12]" style:apply-style-name="Accent_20_2" style:base-cell-address="'IGD+'.B12"/>
      <style:map style:condition="cell-content()=[$'IGD+'.$J$12]" style:apply-style-name="Accent_20_3" style:base-cell-address="'IGD+'.B12"/>
    </style:style>
    <style:style style:name="ce21" style:family="table-cell" style:parent-style-name="Default" style:data-style-name="N110">
      <style:map style:condition="cell-content()=[$'IGD+'.$H$14]" style:apply-style-name="Accent_20_1" style:base-cell-address="'IGD+'.B14"/>
      <style:map style:condition="cell-content()=[$'IGD+'.$I$14]" style:apply-style-name="Accent_20_2" style:base-cell-address="'IGD+'.B14"/>
      <style:map style:condition="cell-content()=[$'IGD+'.$J$14]" style:apply-style-name="Accent_20_3" style:base-cell-address="'IGD+'.B14"/>
    </style:style>
    <style:style style:name="ce22" style:family="table-cell" style:parent-style-name="Default" style:data-style-name="N110">
      <style:map style:condition="cell-content()=[$'IGD+'.$H$16]" style:apply-style-name="Accent_20_1" style:base-cell-address="'IGD+'.B16"/>
      <style:map style:condition="cell-content()=[$'IGD+'.$I$16]" style:apply-style-name="Accent_20_2" style:base-cell-address="'IGD+'.B16"/>
      <style:map style:condition="cell-content()=[$'IGD+'.$J$16]" style:apply-style-name="Accent_20_3" style:base-cell-address="'IGD+'.B16"/>
    </style:style>
    <style:style style:name="ce23" style:family="table-cell" style:parent-style-name="Default" style:data-style-name="N110">
      <style:map style:condition="cell-content()=[$'IGD+'.$H$18]" style:apply-style-name="Accent_20_1" style:base-cell-address="'IGD+'.B18"/>
      <style:map style:condition="cell-content()=[$'IGD+'.$I$18]" style:apply-style-name="Accent_20_2" style:base-cell-address="'IGD+'.B18"/>
      <style:map style:condition="cell-content()=[$'IGD+'.$J$18]" style:apply-style-name="Accent_20_3" style:base-cell-address="'IGD+'.B18"/>
    </style:style>
    <style:style style:name="ce24" style:family="table-cell" style:parent-style-name="Default" style:data-style-name="N110">
      <style:map style:condition="cell-content()=[$'IGD+'.$H$20]" style:apply-style-name="Accent_20_1" style:base-cell-address="'IGD+'.B20"/>
      <style:map style:condition="cell-content()=[$'IGD+'.$I$20]" style:apply-style-name="Accent_20_2" style:base-cell-address="'IGD+'.B20"/>
      <style:map style:condition="cell-content()=[$'IGD+'.$J$20]" style:apply-style-name="Accent_20_3" style:base-cell-address="'IGD+'.B20"/>
    </style:style>
    <style:style style:name="ce25" style:family="table-cell" style:parent-style-name="Default" style:data-style-name="N110">
      <style:map style:condition="cell-content()=[$'IGD+'.$H$22]" style:apply-style-name="Accent_20_1" style:base-cell-address="'IGD+'.B22"/>
      <style:map style:condition="cell-content()=[$'IGD+'.$I$22]" style:apply-style-name="Accent_20_2" style:base-cell-address="'IGD+'.B22"/>
      <style:map style:condition="cell-content()=[$'IGD+'.$J$22]" style:apply-style-name="Accent_20_3" style:base-cell-address="'IGD+'.B22"/>
    </style:style>
    <style:style style:name="ce2" style:family="table-cell" style:parent-style-name="Default" style:data-style-name="N109">
      <style:map style:condition="cell-content()=[$Epsilon.$H$2]" style:apply-style-name="Accent_20_1" style:base-cell-address="Epsilon.B2"/>
      <style:map style:condition="cell-content()=[$Epsilon.$I$2]" style:apply-style-name="Accent_20_2" style:base-cell-address="Epsilon.B2"/>
    </style:style>
    <style:style style:name="ce4" style:family="table-cell" style:parent-style-name="Default" style:data-style-name="N109">
      <style:map style:condition="cell-content()=[$Epsilon.$H$4]" style:apply-style-name="Accent_20_1" style:base-cell-address="Epsilon.B4"/>
      <style:map style:condition="cell-content()=[$Epsilon.$I$4]" style:apply-style-name="Accent_20_2" style:base-cell-address="Epsilon.B4"/>
      <style:map style:condition="cell-content()=[$Epsilon.$J$4]" style:apply-style-name="Accent_20_3" style:base-cell-address="Epsilon.B4"/>
    </style:style>
    <style:style style:name="ce5" style:family="table-cell" style:parent-style-name="Default" style:data-style-name="N109">
      <style:map style:condition="cell-content()=[$Epsilon.$H$6]" style:apply-style-name="Accent_20_1" style:base-cell-address="Epsilon.B6"/>
    </style:style>
    <style:style style:name="ce6" style:family="table-cell" style:parent-style-name="Default" style:data-style-name="N109">
      <style:map style:condition="cell-content()=[$Epsilon.$H$8]" style:apply-style-name="Accent_20_1" style:base-cell-address="Epsilon.B8"/>
      <style:map style:condition="cell-content()=[$Epsilon.$I$8]" style:apply-style-name="Accent_20_2" style:base-cell-address="Epsilon.B8"/>
    </style:style>
    <style:style style:name="ce7" style:family="table-cell" style:parent-style-name="Default" style:data-style-name="N109">
      <style:map style:condition="cell-content()=[$Epsilon.$H$10]" style:apply-style-name="Accent_20_1" style:base-cell-address="Epsilon.B10"/>
      <style:map style:condition="cell-content()=[$Epsilon.$I$10]" style:apply-style-name="Accent_20_2" style:base-cell-address="Epsilon.B10"/>
    </style:style>
    <style:style style:name="ce8" style:family="table-cell" style:parent-style-name="Default" style:data-style-name="N109">
      <style:map style:condition="cell-content()=[$Epsilon.$H$12]" style:apply-style-name="Accent_20_1" style:base-cell-address="Epsilon.B12"/>
      <style:map style:condition="cell-content()=[$Epsilon.$I$12]" style:apply-style-name="Accent_20_2" style:base-cell-address="Epsilon.B12"/>
      <style:map style:condition="cell-content()=[$Epsilon.$J$12]" style:apply-style-name="Accent_20_3" style:base-cell-address="Epsilon.B12"/>
    </style:style>
    <style:style style:name="ce9" style:family="table-cell" style:parent-style-name="Default" style:data-style-name="N109">
      <style:map style:condition="cell-content()=[$Epsilon.$H$14]" style:apply-style-name="Accent_20_1" style:base-cell-address="Epsilon.B14"/>
      <style:map style:condition="cell-content()=[$Epsilon.$I$14]" style:apply-style-name="Accent_20_2" style:base-cell-address="Epsilon.B14"/>
      <style:map style:condition="cell-content()=[$Epsilon.$J$14]" style:apply-style-name="Accent_20_3" style:base-cell-address="Epsilon.B14"/>
    </style:style>
    <style:style style:name="ce10" style:family="table-cell" style:parent-style-name="Default" style:data-style-name="N109">
      <style:map style:condition="cell-content()=[$Epsilon.$H$16]" style:apply-style-name="Accent_20_1" style:base-cell-address="Epsilon.B16"/>
    </style:style>
    <style:style style:name="ce11" style:family="table-cell" style:parent-style-name="Default" style:data-style-name="N109">
      <style:map style:condition="cell-content()=[$Epsilon.$H$18]" style:apply-style-name="Accent_20_1" style:base-cell-address="Epsilon.B18"/>
      <style:map style:condition="cell-content()=[$Epsilon.$I$18]" style:apply-style-name="Accent_20_2" style:base-cell-address="Epsilon.B18"/>
      <style:map style:condition="cell-content()=[$Epsilon.$J$18]" style:apply-style-name="Accent_20_3" style:base-cell-address="Epsilon.B18"/>
    </style:style>
    <style:style style:name="ce12" style:family="table-cell" style:parent-style-name="Default" style:data-style-name="N109">
      <style:map style:condition="cell-content()=[$Epsilon.$H$20]" style:apply-style-name="Accent_20_1" style:base-cell-address="Epsilon.B20"/>
      <style:map style:condition="cell-content()=[$Epsilon.$I$20]" style:apply-style-name="Accent_20_2" style:base-cell-address="Epsilon.B20"/>
      <style:map style:condition="cell-content()=[$Epsilon.$J$20]" style:apply-style-name="Accent_20_3" style:base-cell-address="Epsilon.B20"/>
    </style:style>
    <style:style style:name="ce13" style:family="table-cell" style:parent-style-name="Default" style:data-style-name="N109">
      <style:map style:condition="cell-content()=[$Epsilon.$H$22]" style:apply-style-name="Accent_20_1" style:base-cell-address="Epsilon.B22"/>
      <style:map style:condition="cell-content()=[$Epsilon.$I$22]" style:apply-style-name="Accent_20_2" style:base-cell-address="Epsilon.B22"/>
      <style:map style:condition="cell-content()=[$Epsilon.$J$22]" style:apply-style-name="Accent_20_3" style:base-cell-address="Epsilon.B22"/>
    </style:style>
    <style:style style:name="ce65" style:family="table-cell" style:parent-style-name="Default" style:data-style-name="N109">
      <style:table-cell-properties fo:background-color="#000000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109">
      <style:table-cell-properties fo:background-color="transparent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67" style:family="table-cell" style:parent-style-name="Default" style:data-style-name="N111">
      <style:table-cell-properties fo:background-color="#000000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 style:data-style-name="N111">
      <style:table-cell-properties fo:background-color="transparent"/>
      <style:text-properties style:use-window-font-color="true"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VR" table:style-name="ta1">
        <table:table-column table:style-name="co1" table:default-cell-style-name="ce1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1" table:default-cell-style-name="ce28"/>
        <table:table-column table:style-name="co7" table:number-columns-repeated="3" table:default-cell-style-name="ce28"/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NSGA-II</text:p>
          </table:table-cell>
          <table:table-cell table:style-name="Default" office:value-type="string" calcext:value-type="string">
            <text:p>NSPSO</text:p>
          </table:table-cell>
          <table:table-cell table:style-name="Default" office:value-type="string" calcext:value-type="string">
            <text:p>MOEA/D-DE</text:p>
          </table:table-cell>
          <table:table-cell table:style-name="Default" office:value-type="string" calcext:value-type="string">
            <text:p>MHACO</text:p>
          </table:table-cell>
          <table:table-cell table:style-name="Default" office:value-type="string" calcext:value-type="string">
            <text:p>IHS</text:p>
          </table:table-cell>
          <table:table-cell table:style-name="Default" office:value-type="string" calcext:value-type="string">
            <text:p>NS-BRKGA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1</text:p>
          </table:table-cell>
          <table:table-cell table:style-name="ce27" office:value-type="float" office:value="0.9968509" calcext:value-type="float">
            <text:p>0,997</text:p>
          </table:table-cell>
          <table:table-cell table:style-name="ce27" office:value-type="float" office:value="0.9856658" calcext:value-type="float">
            <text:p>0,986</text:p>
          </table:table-cell>
          <table:table-cell table:style-name="ce27" office:value-type="float" office:value="0.9286464" calcext:value-type="float">
            <text:p>0,929</text:p>
          </table:table-cell>
          <table:table-cell table:style-name="ce27" office:value-type="float" office:value="0.9767972" calcext:value-type="float">
            <text:p>0,977</text:p>
          </table:table-cell>
          <table:table-cell table:style-name="ce27" office:value-type="float" office:value="0.9788642" calcext:value-type="float">
            <text:p>0,979</text:p>
          </table:table-cell>
          <table:table-cell table:style-name="ce27" office:value-type="float" office:value="0.9912964" calcext:value-type="float">
            <text:p>0,991</text:p>
          </table:table-cell>
          <table:table-cell table:formula="of:=LARGE([.B2:.G2];1)" office:value-type="float" office:value="0.9968509" calcext:value-type="float">
            <text:p>0,997</text:p>
          </table:table-cell>
          <table:table-cell table:formula="of:=LARGE([.B2:.G2];2)" office:value-type="float" office:value="0.9912964" calcext:value-type="float">
            <text:p>0,991</text:p>
          </table:table-cell>
          <table:table-cell table:formula="of:=LARGE([.B2:.G2];3)" office:value-type="float" office:value="0.9856658" calcext:value-type="float">
            <text:p>0,986</text:p>
          </table:table-cell>
        </table:table-row>
        <table:table-row table:style-name="ro1">
          <table:covered-table-cell table:style-name="Default"/>
          <table:table-cell office:value-type="float" office:value="0.00289279551472273" calcext:value-type="float">
            <text:p>0,003</text:p>
          </table:table-cell>
          <table:table-cell office:value-type="float" office:value="0.00293235952093191" calcext:value-type="float">
            <text:p>0,003</text:p>
          </table:table-cell>
          <table:table-cell office:value-type="float" office:value="0.0187479914348178" calcext:value-type="float">
            <text:p>0,019</text:p>
          </table:table-cell>
          <table:table-cell office:value-type="float" office:value="0.00454465846461535" calcext:value-type="float">
            <text:p>0,005</text:p>
          </table:table-cell>
          <table:table-cell office:value-type="float" office:value="0.00159400080301109" calcext:value-type="float">
            <text:p>0,002</text:p>
          </table:table-cell>
          <table:table-cell office:value-type="float" office:value="0.00191721189230613" calcext:value-type="float">
            <text:p>0,0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2</text:p>
          </table:table-cell>
          <table:table-cell table:style-name="ce29" office:value-type="float" office:value="0.9912235" calcext:value-type="float">
            <text:p>0,991</text:p>
          </table:table-cell>
          <table:table-cell table:style-name="ce29" office:value-type="float" office:value="0.9659884" calcext:value-type="float">
            <text:p>0,966</text:p>
          </table:table-cell>
          <table:table-cell table:style-name="ce29" office:value-type="float" office:value="0.9439942" calcext:value-type="float">
            <text:p>0,944</text:p>
          </table:table-cell>
          <table:table-cell table:style-name="ce29" office:value-type="float" office:value="0.9455342" calcext:value-type="float">
            <text:p>0,946</text:p>
          </table:table-cell>
          <table:table-cell table:style-name="ce29" office:value-type="float" office:value="0.9689181" calcext:value-type="float">
            <text:p>0,969</text:p>
          </table:table-cell>
          <table:table-cell table:style-name="ce29" office:value-type="float" office:value="0.9856563" calcext:value-type="float">
            <text:p>0,986</text:p>
          </table:table-cell>
          <table:table-cell table:formula="of:=LARGE([.B4:.G4];1)" office:value-type="float" office:value="0.9912235" calcext:value-type="float">
            <text:p>0,991</text:p>
          </table:table-cell>
          <table:table-cell table:formula="of:=LARGE([.B4:.G4];2)" office:value-type="float" office:value="0.9856563" calcext:value-type="float">
            <text:p>0,986</text:p>
          </table:table-cell>
          <table:table-cell table:formula="of:=LARGE([.B4:.G4];3)" office:value-type="float" office:value="0.9689181" calcext:value-type="float">
            <text:p>0,969</text:p>
          </table:table-cell>
        </table:table-row>
        <table:table-row table:style-name="ro1">
          <table:covered-table-cell table:style-name="Default"/>
          <table:table-cell office:value-type="float" office:value="0.00492076090152731" calcext:value-type="float">
            <text:p>0,005</text:p>
          </table:table-cell>
          <table:table-cell office:value-type="float" office:value="0.00793212394255158" calcext:value-type="float">
            <text:p>0,008</text:p>
          </table:table-cell>
          <table:table-cell office:value-type="float" office:value="0.00780359780870336" calcext:value-type="float">
            <text:p>0,008</text:p>
          </table:table-cell>
          <table:table-cell office:value-type="float" office:value="0.0121736429206709" calcext:value-type="float">
            <text:p>0,012</text:p>
          </table:table-cell>
          <table:table-cell office:value-type="float" office:value="0.00318545630797223" calcext:value-type="float">
            <text:p>0,003</text:p>
          </table:table-cell>
          <table:table-cell office:value-type="float" office:value="0.0019002311990913" calcext:value-type="float">
            <text:p>0,0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3</text:p>
          </table:table-cell>
          <table:table-cell table:style-name="ce30" office:value-type="float" office:value="0.9966678" calcext:value-type="float">
            <text:p>0,997</text:p>
          </table:table-cell>
          <table:table-cell table:style-name="ce30" office:value-type="float" office:value="0.9800232" calcext:value-type="float">
            <text:p>0,980</text:p>
          </table:table-cell>
          <table:table-cell table:style-name="ce30" office:value-type="float" office:value="0.9825911" calcext:value-type="float">
            <text:p>0,983</text:p>
          </table:table-cell>
          <table:table-cell table:style-name="ce30" office:value-type="float" office:value="0.9555731" calcext:value-type="float">
            <text:p>0,956</text:p>
          </table:table-cell>
          <table:table-cell table:style-name="ce30" office:value-type="float" office:value="0.9547535" calcext:value-type="float">
            <text:p>0,955</text:p>
          </table:table-cell>
          <table:table-cell table:style-name="ce30" office:value-type="float" office:value="0.9955501" calcext:value-type="float">
            <text:p>0,996</text:p>
          </table:table-cell>
          <table:table-cell table:formula="of:=LARGE([.B6:.G6];1)" office:value-type="float" office:value="0.9966678" calcext:value-type="float">
            <text:p>0,997</text:p>
          </table:table-cell>
          <table:table-cell table:formula="of:=LARGE([.B6:.G6];2)" office:value-type="float" office:value="0.9955501" calcext:value-type="float">
            <text:p>0,996</text:p>
          </table:table-cell>
          <table:table-cell table:formula="of:=LARGE([.B6:.G6];3)" office:value-type="float" office:value="0.9825911" calcext:value-type="float">
            <text:p>0,983</text:p>
          </table:table-cell>
        </table:table-row>
        <table:table-row table:style-name="ro1">
          <table:covered-table-cell table:style-name="Default"/>
          <table:table-cell office:value-type="float" office:value="0.000914552327644526" calcext:value-type="float">
            <text:p>0,001</text:p>
          </table:table-cell>
          <table:table-cell office:value-type="float" office:value="0.00481298131722948" calcext:value-type="float">
            <text:p>0,005</text:p>
          </table:table-cell>
          <table:table-cell office:value-type="float" office:value="0.00337294498769249" calcext:value-type="float">
            <text:p>0,003</text:p>
          </table:table-cell>
          <table:table-cell office:value-type="float" office:value="0.00875218776592458" calcext:value-type="float">
            <text:p>0,009</text:p>
          </table:table-cell>
          <table:table-cell office:value-type="float" office:value="0.00463251964377916" calcext:value-type="float">
            <text:p>0,005</text:p>
          </table:table-cell>
          <table:table-cell office:value-type="float" office:value="0.00158837699870024" calcext:value-type="float">
            <text:p>0,0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4</text:p>
          </table:table-cell>
          <table:table-cell table:style-name="ce31" office:value-type="float" office:value="0.9930094" calcext:value-type="float">
            <text:p>0,993</text:p>
          </table:table-cell>
          <table:table-cell table:style-name="ce31" office:value-type="float" office:value="0.9812054" calcext:value-type="float">
            <text:p>0,981</text:p>
          </table:table-cell>
          <table:table-cell table:style-name="ce31" office:value-type="float" office:value="0.9246003" calcext:value-type="float">
            <text:p>0,925</text:p>
          </table:table-cell>
          <table:table-cell table:style-name="ce31" office:value-type="float" office:value="0.9675101" calcext:value-type="float">
            <text:p>0,968</text:p>
          </table:table-cell>
          <table:table-cell table:style-name="ce31" office:value-type="float" office:value="0.9576463" calcext:value-type="float">
            <text:p>0,958</text:p>
          </table:table-cell>
          <table:table-cell table:style-name="ce31" office:value-type="float" office:value="0.9825045" calcext:value-type="float">
            <text:p>0,983</text:p>
          </table:table-cell>
          <table:table-cell table:formula="of:=LARGE([.B8:.G8];1)" office:value-type="float" office:value="0.9930094" calcext:value-type="float">
            <text:p>0,993</text:p>
          </table:table-cell>
          <table:table-cell table:formula="of:=LARGE([.B8:.G8];2)" office:value-type="float" office:value="0.9825045" calcext:value-type="float">
            <text:p>0,983</text:p>
          </table:table-cell>
          <table:table-cell table:formula="of:=LARGE([.B8:.G8];3)" office:value-type="float" office:value="0.9812054" calcext:value-type="float">
            <text:p>0,981</text:p>
          </table:table-cell>
        </table:table-row>
        <table:table-row table:style-name="ro1">
          <table:covered-table-cell table:style-name="Default"/>
          <table:table-cell office:value-type="float" office:value="0.0013158592781905" calcext:value-type="float">
            <text:p>0,001</text:p>
          </table:table-cell>
          <table:table-cell office:value-type="float" office:value="0.0050447515141977" calcext:value-type="float">
            <text:p>0,005</text:p>
          </table:table-cell>
          <table:table-cell office:value-type="float" office:value="0.0257908941607304" calcext:value-type="float">
            <text:p>0,026</text:p>
          </table:table-cell>
          <table:table-cell office:value-type="float" office:value="0.00624809702949627" calcext:value-type="float">
            <text:p>0,006</text:p>
          </table:table-cell>
          <table:table-cell office:value-type="float" office:value="0.00179942613352147" calcext:value-type="float">
            <text:p>0,002</text:p>
          </table:table-cell>
          <table:table-cell office:value-type="float" office:value="0.00496499825276908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5</text:p>
          </table:table-cell>
          <table:table-cell table:style-name="ce32" office:value-type="float" office:value="0.9955411" calcext:value-type="float">
            <text:p>0,996</text:p>
          </table:table-cell>
          <table:table-cell table:style-name="ce32" office:value-type="float" office:value="0.9588793" calcext:value-type="float">
            <text:p>0,959</text:p>
          </table:table-cell>
          <table:table-cell table:style-name="ce32" office:value-type="float" office:value="0.9336422" calcext:value-type="float">
            <text:p>0,934</text:p>
          </table:table-cell>
          <table:table-cell table:style-name="ce32" office:value-type="float" office:value="0.9530329" calcext:value-type="float">
            <text:p>0,953</text:p>
          </table:table-cell>
          <table:table-cell table:style-name="ce32" office:value-type="float" office:value="0.9280941" calcext:value-type="float">
            <text:p>0,928</text:p>
          </table:table-cell>
          <table:table-cell table:style-name="ce32" office:value-type="float" office:value="0.9836857" calcext:value-type="float">
            <text:p>0,984</text:p>
          </table:table-cell>
          <table:table-cell table:formula="of:=LARGE([.B10:.G10];1)" office:value-type="float" office:value="0.9955411" calcext:value-type="float">
            <text:p>0,996</text:p>
          </table:table-cell>
          <table:table-cell table:formula="of:=LARGE([.B10:.G10];2)" office:value-type="float" office:value="0.9836857" calcext:value-type="float">
            <text:p>0,984</text:p>
          </table:table-cell>
          <table:table-cell table:formula="of:=LARGE([.B10:.G10];3)" office:value-type="float" office:value="0.9588793" calcext:value-type="float">
            <text:p>0,959</text:p>
          </table:table-cell>
        </table:table-row>
        <table:table-row table:style-name="ro1">
          <table:covered-table-cell table:style-name="Default"/>
          <table:table-cell office:value-type="float" office:value="0.00324677367397235" calcext:value-type="float">
            <text:p>0,003</text:p>
          </table:table-cell>
          <table:table-cell office:value-type="float" office:value="0.00300761347416852" calcext:value-type="float">
            <text:p>0,003</text:p>
          </table:table-cell>
          <table:table-cell office:value-type="float" office:value="0.0217722922210777" calcext:value-type="float">
            <text:p>0,022</text:p>
          </table:table-cell>
          <table:table-cell office:value-type="float" office:value="0.00430570826810179" calcext:value-type="float">
            <text:p>0,004</text:p>
          </table:table-cell>
          <table:table-cell office:value-type="float" office:value="0.00403530423760093" calcext:value-type="float">
            <text:p>0,004</text:p>
          </table:table-cell>
          <table:table-cell office:value-type="float" office:value="0.00255446378130518" calcext:value-type="float">
            <text:p>0,003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6</text:p>
          </table:table-cell>
          <table:table-cell table:style-name="ce33" office:value-type="float" office:value="0.9818605" calcext:value-type="float">
            <text:p>0,982</text:p>
          </table:table-cell>
          <table:table-cell table:style-name="ce33" office:value-type="float" office:value="0.9459913" calcext:value-type="float">
            <text:p>0,946</text:p>
          </table:table-cell>
          <table:table-cell table:style-name="ce33" office:value-type="float" office:value="0.9149766" calcext:value-type="float">
            <text:p>0,915</text:p>
          </table:table-cell>
          <table:table-cell table:style-name="ce33" office:value-type="float" office:value="0.8848441" calcext:value-type="float">
            <text:p>0,885</text:p>
          </table:table-cell>
          <table:table-cell table:style-name="ce33" office:value-type="float" office:value="0.9112588" calcext:value-type="float">
            <text:p>0,911</text:p>
          </table:table-cell>
          <table:table-cell table:style-name="ce33" office:value-type="float" office:value="0.9714186" calcext:value-type="float">
            <text:p>0,971</text:p>
          </table:table-cell>
          <table:table-cell table:formula="of:=LARGE([.B12:.G12];1)" office:value-type="float" office:value="0.9818605" calcext:value-type="float">
            <text:p>0,982</text:p>
          </table:table-cell>
          <table:table-cell table:formula="of:=LARGE([.B12:.G12];2)" office:value-type="float" office:value="0.9714186" calcext:value-type="float">
            <text:p>0,971</text:p>
          </table:table-cell>
          <table:table-cell table:formula="of:=LARGE([.B12:.G12];3)" office:value-type="float" office:value="0.9459913" calcext:value-type="float">
            <text:p>0,946</text:p>
          </table:table-cell>
        </table:table-row>
        <table:table-row table:style-name="ro1">
          <table:covered-table-cell table:style-name="Default"/>
          <table:table-cell office:value-type="float" office:value="0.00700229302800162" calcext:value-type="float">
            <text:p>0,007</text:p>
          </table:table-cell>
          <table:table-cell office:value-type="float" office:value="0.00544761709465706" calcext:value-type="float">
            <text:p>0,005</text:p>
          </table:table-cell>
          <table:table-cell office:value-type="float" office:value="0.00900728243367554" calcext:value-type="float">
            <text:p>0,009</text:p>
          </table:table-cell>
          <table:table-cell office:value-type="float" office:value="0.0111750298652845" calcext:value-type="float">
            <text:p>0,011</text:p>
          </table:table-cell>
          <table:table-cell office:value-type="float" office:value="0.00448085902032188" calcext:value-type="float">
            <text:p>0,004</text:p>
          </table:table-cell>
          <table:table-cell office:value-type="float" office:value="0.00634154546147862" calcext:value-type="float">
            <text:p>0,00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7</text:p>
          </table:table-cell>
          <table:table-cell table:style-name="ce34" office:value-type="float" office:value="0.9944144" calcext:value-type="float">
            <text:p>0,994</text:p>
          </table:table-cell>
          <table:table-cell table:style-name="ce34" office:value-type="float" office:value="0.9730274" calcext:value-type="float">
            <text:p>0,973</text:p>
          </table:table-cell>
          <table:table-cell table:style-name="ce34" office:value-type="float" office:value="0.9520518" calcext:value-type="float">
            <text:p>0,952</text:p>
          </table:table-cell>
          <table:table-cell table:style-name="ce34" office:value-type="float" office:value="0.9404546" calcext:value-type="float">
            <text:p>0,940</text:p>
          </table:table-cell>
          <table:table-cell table:style-name="ce34" office:value-type="float" office:value="0.953159" calcext:value-type="float">
            <text:p>0,953</text:p>
          </table:table-cell>
          <table:table-cell table:style-name="ce34" office:value-type="float" office:value="0.9828663" calcext:value-type="float">
            <text:p>0,983</text:p>
          </table:table-cell>
          <table:table-cell table:formula="of:=LARGE([.B14:.G14];1)" office:value-type="float" office:value="0.9944144" calcext:value-type="float">
            <text:p>0,994</text:p>
          </table:table-cell>
          <table:table-cell table:formula="of:=LARGE([.B14:.G14];2)" office:value-type="float" office:value="0.9828663" calcext:value-type="float">
            <text:p>0,983</text:p>
          </table:table-cell>
          <table:table-cell table:formula="of:=LARGE([.B14:.G14];3)" office:value-type="float" office:value="0.9730274" calcext:value-type="float">
            <text:p>0,973</text:p>
          </table:table-cell>
        </table:table-row>
        <table:table-row table:style-name="ro1">
          <table:covered-table-cell table:style-name="Default"/>
          <table:table-cell office:value-type="float" office:value="0.00164076257880292" calcext:value-type="float">
            <text:p>0,002</text:p>
          </table:table-cell>
          <table:table-cell office:value-type="float" office:value="0.00441680930536967" calcext:value-type="float">
            <text:p>0,004</text:p>
          </table:table-cell>
          <table:table-cell office:value-type="float" office:value="0.0147759177975515" calcext:value-type="float">
            <text:p>0,015</text:p>
          </table:table-cell>
          <table:table-cell office:value-type="float" office:value="0.0149391147676159" calcext:value-type="float">
            <text:p>0,015</text:p>
          </table:table-cell>
          <table:table-cell office:value-type="float" office:value="0.00356319968567579" calcext:value-type="float">
            <text:p>0,004</text:p>
          </table:table-cell>
          <table:table-cell office:value-type="float" office:value="0.00202455995465681" calcext:value-type="float">
            <text:p>0,0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8</text:p>
          </table:table-cell>
          <table:table-cell table:style-name="ce35" office:value-type="float" office:value="0.997686" calcext:value-type="float">
            <text:p>0,998</text:p>
          </table:table-cell>
          <table:table-cell table:style-name="ce35" office:value-type="float" office:value="0.9795017" calcext:value-type="float">
            <text:p>0,980</text:p>
          </table:table-cell>
          <table:table-cell table:style-name="ce35" office:value-type="float" office:value="0.9454365" calcext:value-type="float">
            <text:p>0,945</text:p>
          </table:table-cell>
          <table:table-cell table:style-name="ce35" office:value-type="float" office:value="0.9654326" calcext:value-type="float">
            <text:p>0,965</text:p>
          </table:table-cell>
          <table:table-cell table:style-name="ce35" office:value-type="float" office:value="0.9549336" calcext:value-type="float">
            <text:p>0,955</text:p>
          </table:table-cell>
          <table:table-cell table:style-name="ce35" office:value-type="float" office:value="0.995689" calcext:value-type="float">
            <text:p>0,996</text:p>
          </table:table-cell>
          <table:table-cell table:formula="of:=LARGE([.B16:.G16];1)" office:value-type="float" office:value="0.997686" calcext:value-type="float">
            <text:p>0,998</text:p>
          </table:table-cell>
          <table:table-cell table:formula="of:=LARGE([.B16:.G16];2)" office:value-type="float" office:value="0.995689" calcext:value-type="float">
            <text:p>0,996</text:p>
          </table:table-cell>
          <table:table-cell table:formula="of:=LARGE([.B16:.G16];3)" office:value-type="float" office:value="0.9795017" calcext:value-type="float">
            <text:p>0,980</text:p>
          </table:table-cell>
        </table:table-row>
        <table:table-row table:style-name="ro1">
          <table:covered-table-cell table:style-name="Default"/>
          <table:table-cell office:value-type="float" office:value="0.00167102824632022" calcext:value-type="float">
            <text:p>0,002</text:p>
          </table:table-cell>
          <table:table-cell office:value-type="float" office:value="0.00219265387373386" calcext:value-type="float">
            <text:p>0,002</text:p>
          </table:table-cell>
          <table:table-cell office:value-type="float" office:value="0.0166352472915193" calcext:value-type="float">
            <text:p>0,017</text:p>
          </table:table-cell>
          <table:table-cell office:value-type="float" office:value="0.00480823442024202" calcext:value-type="float">
            <text:p>0,005</text:p>
          </table:table-cell>
          <table:table-cell office:value-type="float" office:value="0.00281011922167015" calcext:value-type="float">
            <text:p>0,003</text:p>
          </table:table-cell>
          <table:table-cell office:value-type="float" office:value="0.00124525796524255" calcext:value-type="float">
            <text:p>0,00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9</text:p>
          </table:table-cell>
          <table:table-cell table:style-name="ce36" office:value-type="float" office:value="0.9922897" calcext:value-type="float">
            <text:p>0,992</text:p>
          </table:table-cell>
          <table:table-cell table:style-name="ce36" office:value-type="float" office:value="0.9475054" calcext:value-type="float">
            <text:p>0,948</text:p>
          </table:table-cell>
          <table:table-cell table:style-name="ce36" office:value-type="float" office:value="0.926433" calcext:value-type="float">
            <text:p>0,926</text:p>
          </table:table-cell>
          <table:table-cell table:style-name="ce36" office:value-type="float" office:value="0.9177831" calcext:value-type="float">
            <text:p>0,918</text:p>
          </table:table-cell>
          <table:table-cell table:style-name="ce36" office:value-type="float" office:value="0.9247171" calcext:value-type="float">
            <text:p>0,925</text:p>
          </table:table-cell>
          <table:table-cell table:style-name="ce36" office:value-type="float" office:value="0.9805444" calcext:value-type="float">
            <text:p>0,981</text:p>
          </table:table-cell>
          <table:table-cell table:formula="of:=LARGE([.B18:.G18];1)" office:value-type="float" office:value="0.9922897" calcext:value-type="float">
            <text:p>0,992</text:p>
          </table:table-cell>
          <table:table-cell table:formula="of:=LARGE([.B18:.G18];2)" office:value-type="float" office:value="0.9805444" calcext:value-type="float">
            <text:p>0,981</text:p>
          </table:table-cell>
          <table:table-cell table:formula="of:=LARGE([.B18:.G18];3)" office:value-type="float" office:value="0.9475054" calcext:value-type="float">
            <text:p>0,948</text:p>
          </table:table-cell>
        </table:table-row>
        <table:table-row table:style-name="ro1">
          <table:covered-table-cell table:style-name="Default"/>
          <table:table-cell office:value-type="float" office:value="0.00500461193400648" calcext:value-type="float">
            <text:p>0,005</text:p>
          </table:table-cell>
          <table:table-cell office:value-type="float" office:value="0.00564366457543325" calcext:value-type="float">
            <text:p>0,006</text:p>
          </table:table-cell>
          <table:table-cell office:value-type="float" office:value="0.0121205879065332" calcext:value-type="float">
            <text:p>0,012</text:p>
          </table:table-cell>
          <table:table-cell office:value-type="float" office:value="0.0109467667413716" calcext:value-type="float">
            <text:p>0,011</text:p>
          </table:table-cell>
          <table:table-cell office:value-type="float" office:value="0.00408617132411258" calcext:value-type="float">
            <text:p>0,004</text:p>
          </table:table-cell>
          <table:table-cell office:value-type="float" office:value="0.00296810121795062" calcext:value-type="float">
            <text:p>0,003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10</text:p>
          </table:table-cell>
          <table:table-cell table:style-name="ce39" office:value-type="float" office:value="0.9920469" calcext:value-type="float">
            <text:p>0,992</text:p>
          </table:table-cell>
          <table:table-cell table:style-name="ce39" office:value-type="float" office:value="0.9421874" calcext:value-type="float">
            <text:p>0,942</text:p>
          </table:table-cell>
          <table:table-cell table:style-name="ce39" office:value-type="float" office:value="0.9133385" calcext:value-type="float">
            <text:p>0,913</text:p>
          </table:table-cell>
          <table:table-cell table:style-name="ce39" office:value-type="float" office:value="0.9151919" calcext:value-type="float">
            <text:p>0,915</text:p>
          </table:table-cell>
          <table:table-cell table:style-name="ce39" office:value-type="float" office:value="0.9060704" calcext:value-type="float">
            <text:p>0,906</text:p>
          </table:table-cell>
          <table:table-cell table:style-name="ce39" office:value-type="float" office:value="0.9838282" calcext:value-type="float">
            <text:p>0,984</text:p>
          </table:table-cell>
          <table:table-cell table:formula="of:=LARGE([.B20:.G20];1)" office:value-type="float" office:value="0.9920469" calcext:value-type="float">
            <text:p>0,992</text:p>
          </table:table-cell>
          <table:table-cell table:formula="of:=LARGE([.B20:.G20];2)" office:value-type="float" office:value="0.9838282" calcext:value-type="float">
            <text:p>0,984</text:p>
          </table:table-cell>
          <table:table-cell table:formula="of:=LARGE([.B20:.G20];3)" office:value-type="float" office:value="0.9421874" calcext:value-type="float">
            <text:p>0,942</text:p>
          </table:table-cell>
        </table:table-row>
        <table:table-row table:style-name="ro1">
          <table:covered-table-cell table:style-name="Default"/>
          <table:table-cell office:value-type="float" office:value="0.0028811124049575" calcext:value-type="float">
            <text:p>0,003</text:p>
          </table:table-cell>
          <table:table-cell office:value-type="float" office:value="0.00999119169268611" calcext:value-type="float">
            <text:p>0,010</text:p>
          </table:table-cell>
          <table:table-cell office:value-type="float" office:value="0.0108703427751842" calcext:value-type="float">
            <text:p>0,011</text:p>
          </table:table-cell>
          <table:table-cell office:value-type="float" office:value="0.0072460716177802" calcext:value-type="float">
            <text:p>0,007</text:p>
          </table:table-cell>
          <table:table-cell office:value-type="float" office:value="0.00422530018341892" calcext:value-type="float">
            <text:p>0,004</text:p>
          </table:table-cell>
          <table:table-cell office:value-type="float" office:value="0.00467059680983062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All intances</text:p>
          </table:table-cell>
          <table:table-cell table:style-name="ce40" office:value-type="float" office:value="0.99315902" calcext:value-type="float">
            <text:p>0,993</text:p>
          </table:table-cell>
          <table:table-cell table:style-name="ce40" office:value-type="float" office:value="0.96599753" calcext:value-type="float">
            <text:p>0,966</text:p>
          </table:table-cell>
          <table:table-cell table:style-name="ce40" office:value-type="float" office:value="0.93657106" calcext:value-type="float">
            <text:p>0,937</text:p>
          </table:table-cell>
          <table:table-cell table:style-name="ce40" office:value-type="float" office:value="0.94221538" calcext:value-type="float">
            <text:p>0,942</text:p>
          </table:table-cell>
          <table:table-cell table:style-name="ce40" office:value-type="float" office:value="0.94384151" calcext:value-type="float">
            <text:p>0,944</text:p>
          </table:table-cell>
          <table:table-cell table:style-name="ce40" office:value-type="float" office:value="0.98530395" calcext:value-type="float">
            <text:p>0,985</text:p>
          </table:table-cell>
          <table:table-cell table:formula="of:=LARGE([.B22:.G22];1)" office:value-type="float" office:value="0.99315902" calcext:value-type="float">
            <text:p>0,993</text:p>
          </table:table-cell>
          <table:table-cell table:formula="of:=LARGE([.B22:.G22];2)" office:value-type="float" office:value="0.98530395" calcext:value-type="float">
            <text:p>0,985</text:p>
          </table:table-cell>
          <table:table-cell table:formula="of:=LARGE([.B22:.G22];3)" office:value-type="float" office:value="0.96599753" calcext:value-type="float">
            <text:p>0,966</text:p>
          </table:table-cell>
        </table:table-row>
        <table:table-row table:style-name="ro1">
          <table:covered-table-cell table:style-name="Default"/>
          <table:table-cell office:value-type="float" office:value="0.00566266838156712" calcext:value-type="float">
            <text:p>0,006</text:p>
          </table:table-cell>
          <table:table-cell office:value-type="float" office:value="0.0164962590713501" calcext:value-type="float">
            <text:p>0,016</text:p>
          </table:table-cell>
          <table:table-cell office:value-type="float" office:value="0.0249378289647756" calcext:value-type="float">
            <text:p>0,025</text:p>
          </table:table-cell>
          <table:table-cell office:value-type="float" office:value="0.0285473996541822" calcext:value-type="float">
            <text:p>0,029</text:p>
          </table:table-cell>
          <table:table-cell office:value-type="float" office:value="0.0236766187955523" calcext:value-type="float">
            <text:p>0,024</text:p>
          </table:table-cell>
          <table:table-cell office:value-type="float" office:value="0.00774837514369948" calcext:value-type="float">
            <text:p>0,008</text:p>
          </table:table-cell>
          <table:table-cell table:style-name="ce3" table:number-columns-repeated="3"/>
        </table:table-row>
        <calcext:conditional-formats>
          <calcext:conditional-format calcext:target-range-address="HVR.B2:HVR.G2">
            <calcext:condition calcext:apply-style-name="Accent 1" calcext:value="=[$HVR.$H$2]" calcext:base-cell-address="HVR.B2"/>
            <calcext:condition calcext:apply-style-name="Accent 2" calcext:value="=[$HVR.$I$2]" calcext:base-cell-address="HVR.B2"/>
            <calcext:condition calcext:apply-style-name="Accent 3" calcext:value="=[$HVR.$J$2]" calcext:base-cell-address="HVR.B2"/>
          </calcext:conditional-format>
          <calcext:conditional-format calcext:target-range-address="HVR.B4:HVR.G4">
            <calcext:condition calcext:apply-style-name="Accent 1" calcext:value="=[$HVR.$H$4]" calcext:base-cell-address="HVR.B4"/>
            <calcext:condition calcext:apply-style-name="Accent 2" calcext:value="=[$HVR.$I$4]" calcext:base-cell-address="HVR.B4"/>
            <calcext:condition calcext:apply-style-name="Accent 3" calcext:value="=[$HVR.$J$4]" calcext:base-cell-address="HVR.B4"/>
          </calcext:conditional-format>
          <calcext:conditional-format calcext:target-range-address="HVR.B6:HVR.G6">
            <calcext:condition calcext:apply-style-name="Accent 1" calcext:value="=[$HVR.$H$6]" calcext:base-cell-address="HVR.B6"/>
            <calcext:condition calcext:apply-style-name="Accent 2" calcext:value="=[$HVR.$I$6]" calcext:base-cell-address="HVR.B6"/>
            <calcext:condition calcext:apply-style-name="Accent 3" calcext:value="=[$HVR.$J$6]" calcext:base-cell-address="HVR.B6"/>
          </calcext:conditional-format>
          <calcext:conditional-format calcext:target-range-address="HVR.B8:HVR.G8">
            <calcext:condition calcext:apply-style-name="Accent 1" calcext:value="=[$HVR.$H$8]" calcext:base-cell-address="HVR.B8"/>
            <calcext:condition calcext:apply-style-name="Accent 2" calcext:value="=[$HVR.$I$8]" calcext:base-cell-address="HVR.B8"/>
            <calcext:condition calcext:apply-style-name="Accent 3" calcext:value="=[$HVR.$J$8]" calcext:base-cell-address="HVR.B8"/>
          </calcext:conditional-format>
          <calcext:conditional-format calcext:target-range-address="HVR.B10:HVR.G10">
            <calcext:condition calcext:apply-style-name="Accent 1" calcext:value="=[$HVR.$H$10]" calcext:base-cell-address="HVR.B10"/>
            <calcext:condition calcext:apply-style-name="Accent 2" calcext:value="=[$HVR.$I$10]" calcext:base-cell-address="HVR.B10"/>
            <calcext:condition calcext:apply-style-name="Accent 3" calcext:value="=[$HVR.$J$10]" calcext:base-cell-address="HVR.B10"/>
          </calcext:conditional-format>
          <calcext:conditional-format calcext:target-range-address="HVR.B12:HVR.G12">
            <calcext:condition calcext:apply-style-name="Accent 1" calcext:value="=[$HVR.$H$12]" calcext:base-cell-address="HVR.B12"/>
            <calcext:condition calcext:apply-style-name="Accent 2" calcext:value="=[$HVR.$I$12]" calcext:base-cell-address="HVR.B12"/>
            <calcext:condition calcext:apply-style-name="Accent 3" calcext:value="=[$HVR.$J$12]" calcext:base-cell-address="HVR.B12"/>
          </calcext:conditional-format>
          <calcext:conditional-format calcext:target-range-address="HVR.B14:HVR.G14">
            <calcext:condition calcext:apply-style-name="Accent 1" calcext:value="=[$HVR.$H$14]" calcext:base-cell-address="HVR.B14"/>
            <calcext:condition calcext:apply-style-name="Accent 2" calcext:value="=[$HVR.$I$14]" calcext:base-cell-address="HVR.B14"/>
            <calcext:condition calcext:apply-style-name="Accent 3" calcext:value="=[$HVR.$J$14]" calcext:base-cell-address="HVR.B14"/>
          </calcext:conditional-format>
          <calcext:conditional-format calcext:target-range-address="HVR.B16:HVR.G16">
            <calcext:condition calcext:apply-style-name="Accent 1" calcext:value="=[$HVR.$H$16]" calcext:base-cell-address="HVR.B16"/>
            <calcext:condition calcext:apply-style-name="Accent 2" calcext:value="=[$HVR.$I$16]" calcext:base-cell-address="HVR.B16"/>
            <calcext:condition calcext:apply-style-name="Accent 3" calcext:value="=[$HVR.$J$16]" calcext:base-cell-address="HVR.B16"/>
          </calcext:conditional-format>
          <calcext:conditional-format calcext:target-range-address="HVR.B18:HVR.G18">
            <calcext:condition calcext:apply-style-name="Accent 1" calcext:value="=[$HVR.$H$18]" calcext:base-cell-address="HVR.B18"/>
            <calcext:condition calcext:apply-style-name="Accent 2" calcext:value="=[$HVR.$I$18]" calcext:base-cell-address="HVR.B18"/>
            <calcext:condition calcext:apply-style-name="Accent 3" calcext:value="=[$HVR.$J$18]" calcext:base-cell-address="HVR.B18"/>
          </calcext:conditional-format>
          <calcext:conditional-format calcext:target-range-address="HVR.B20:HVR.G20">
            <calcext:condition calcext:apply-style-name="Accent 1" calcext:value="=[$HVR.$H$20]" calcext:base-cell-address="HVR.B20"/>
            <calcext:condition calcext:apply-style-name="Accent 2" calcext:value="=[$HVR.$I$20]" calcext:base-cell-address="HVR.B20"/>
            <calcext:condition calcext:apply-style-name="Accent 3" calcext:value="=[$HVR.$J$20]" calcext:base-cell-address="HVR.B20"/>
          </calcext:conditional-format>
          <calcext:conditional-format calcext:target-range-address="HVR.B22:HVR.G22">
            <calcext:condition calcext:apply-style-name="Accent 1" calcext:value="=[$HVR.$H$22]" calcext:base-cell-address="HVR.B22"/>
            <calcext:condition calcext:apply-style-name="Accent 2" calcext:value="=[$HVR.$I$22]" calcext:base-cell-address="HVR.B22"/>
            <calcext:condition calcext:apply-style-name="Accent 3" calcext:value="=[$HVR.$J$22]" calcext:base-cell-address="HVR.B22"/>
          </calcext:conditional-format>
        </calcext:conditional-formats>
      </table:table>
      <table:table table:name="IGD+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3" table:default-cell-style-name="ce15"/>
        <table:table-column table:style-name="co1" table:default-cell-style-name="ce15"/>
        <table:table-column table:style-name="co7" table:number-columns-repeated="3" table:default-cell-style-name="ce15"/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NSGA-II</text:p>
          </table:table-cell>
          <table:table-cell table:style-name="Default" office:value-type="string" calcext:value-type="string">
            <text:p>NSPSO</text:p>
          </table:table-cell>
          <table:table-cell table:style-name="Default" office:value-type="string" calcext:value-type="string">
            <text:p>MOEA/D-DE</text:p>
          </table:table-cell>
          <table:table-cell table:style-name="Default" office:value-type="string" calcext:value-type="string">
            <text:p>MHACO</text:p>
          </table:table-cell>
          <table:table-cell table:style-name="Default" office:value-type="string" calcext:value-type="string">
            <text:p>IHS</text:p>
          </table:table-cell>
          <table:table-cell table:style-name="Default" office:value-type="string" calcext:value-type="string">
            <text:p>NS-BRKGA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1</text:p>
          </table:table-cell>
          <table:table-cell table:style-name="ce14" office:value-type="float" office:value="0.0001548366" calcext:value-type="float">
            <text:p>0,00015</text:p>
          </table:table-cell>
          <table:table-cell table:style-name="ce14" office:value-type="float" office:value="0.001961517" calcext:value-type="float">
            <text:p>0,00196</text:p>
          </table:table-cell>
          <table:table-cell table:style-name="ce14" office:value-type="float" office:value="0.026493152" calcext:value-type="float">
            <text:p>0,02649</text:p>
          </table:table-cell>
          <table:table-cell table:style-name="ce14" office:value-type="float" office:value="0.002662171" calcext:value-type="float">
            <text:p>0,00266</text:p>
          </table:table-cell>
          <table:table-cell table:style-name="ce14" office:value-type="float" office:value="0.006798413" calcext:value-type="float">
            <text:p>0,00680</text:p>
          </table:table-cell>
          <table:table-cell table:style-name="ce14" office:value-type="float" office:value="0.0006794471" calcext:value-type="float">
            <text:p>0,00068</text:p>
          </table:table-cell>
          <table:table-cell table:formula="of:=SMALL([.B2:.G2];1)" office:value-type="float" office:value="0.0001548366" calcext:value-type="float">
            <text:p>0,00015</text:p>
          </table:table-cell>
          <table:table-cell table:formula="of:=SMALL([.B2:.G2];2)" office:value-type="float" office:value="0.0006794471" calcext:value-type="float">
            <text:p>0,00068</text:p>
          </table:table-cell>
          <table:table-cell table:formula="of:=SMALL([.B2:.G2];3)" office:value-type="float" office:value="0.001961517" calcext:value-type="float">
            <text:p>0,00196</text:p>
          </table:table-cell>
        </table:table-row>
        <table:table-row table:style-name="ro1">
          <table:covered-table-cell table:style-name="Default"/>
          <table:table-cell office:value-type="float" office:value="0.000115508721446954" calcext:value-type="float">
            <text:p>0,00012</text:p>
          </table:table-cell>
          <table:table-cell office:value-type="float" office:value="0.000850295730202734" calcext:value-type="float">
            <text:p>0,00085</text:p>
          </table:table-cell>
          <table:table-cell office:value-type="float" office:value="0.0123558170377331" calcext:value-type="float">
            <text:p>0,01236</text:p>
          </table:table-cell>
          <table:table-cell office:value-type="float" office:value="0.00116441757023372" calcext:value-type="float">
            <text:p>0,00116</text:p>
          </table:table-cell>
          <table:table-cell office:value-type="float" office:value="0.00103439014662795" calcext:value-type="float">
            <text:p>0,00103</text:p>
          </table:table-cell>
          <table:table-cell office:value-type="float" office:value="0.00023226740298391" calcext:value-type="float">
            <text:p>0,00023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2</text:p>
          </table:table-cell>
          <table:table-cell table:style-name="ce16" office:value-type="float" office:value="0.00019442498" calcext:value-type="float">
            <text:p>0,00019</text:p>
          </table:table-cell>
          <table:table-cell table:style-name="ce16" office:value-type="float" office:value="0.008282557" calcext:value-type="float">
            <text:p>0,00828</text:p>
          </table:table-cell>
          <table:table-cell table:style-name="ce16" office:value-type="float" office:value="0.019456315" calcext:value-type="float">
            <text:p>0,01946</text:p>
          </table:table-cell>
          <table:table-cell table:style-name="ce16" office:value-type="float" office:value="0.020292464" calcext:value-type="float">
            <text:p>0,02029</text:p>
          </table:table-cell>
          <table:table-cell table:style-name="ce16" office:value-type="float" office:value="0.010502772" calcext:value-type="float">
            <text:p>0,01050</text:p>
          </table:table-cell>
          <table:table-cell table:style-name="ce16" office:value-type="float" office:value="0.0009929415" calcext:value-type="float">
            <text:p>0,00099</text:p>
          </table:table-cell>
          <table:table-cell table:formula="of:=SMALL([.B4:.G4];1)" office:value-type="float" office:value="0.00019442498" calcext:value-type="float">
            <text:p>0,00019</text:p>
          </table:table-cell>
          <table:table-cell table:formula="of:=SMALL([.B4:.G4];2)" office:value-type="float" office:value="0.0009929415" calcext:value-type="float">
            <text:p>0,00099</text:p>
          </table:table-cell>
          <table:table-cell table:formula="of:=SMALL([.B4:.G4];3)" office:value-type="float" office:value="0.008282557" calcext:value-type="float">
            <text:p>0,00828</text:p>
          </table:table-cell>
        </table:table-row>
        <table:table-row table:style-name="ro1">
          <table:covered-table-cell table:style-name="Default"/>
          <table:table-cell office:value-type="float" office:value="0.0000895793515337748" calcext:value-type="float">
            <text:p>0,00009</text:p>
          </table:table-cell>
          <table:table-cell office:value-type="float" office:value="0.0049195112209122" calcext:value-type="float">
            <text:p>0,00492</text:p>
          </table:table-cell>
          <table:table-cell office:value-type="float" office:value="0.00650807069069052" calcext:value-type="float">
            <text:p>0,00651</text:p>
          </table:table-cell>
          <table:table-cell office:value-type="float" office:value="0.00962094537827047" calcext:value-type="float">
            <text:p>0,00962</text:p>
          </table:table-cell>
          <table:table-cell office:value-type="float" office:value="0.00138743454858815" calcext:value-type="float">
            <text:p>0,00139</text:p>
          </table:table-cell>
          <table:table-cell office:value-type="float" office:value="0.000240442295486152" calcext:value-type="float">
            <text:p>0,00024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3</text:p>
          </table:table-cell>
          <table:table-cell table:style-name="ce17" office:value-type="float" office:value="0.00009978182" calcext:value-type="float">
            <text:p>0,00010</text:p>
          </table:table-cell>
          <table:table-cell table:style-name="ce17" office:value-type="float" office:value="0.0062018539" calcext:value-type="float">
            <text:p>0,00620</text:p>
          </table:table-cell>
          <table:table-cell table:style-name="ce17" office:value-type="float" office:value="0.004990201" calcext:value-type="float">
            <text:p>0,00499</text:p>
          </table:table-cell>
          <table:table-cell table:style-name="ce17" office:value-type="float" office:value="0.03468029" calcext:value-type="float">
            <text:p>0,03468</text:p>
          </table:table-cell>
          <table:table-cell table:style-name="ce17" office:value-type="float" office:value="0.03341832" calcext:value-type="float">
            <text:p>0,03342</text:p>
          </table:table-cell>
          <table:table-cell table:style-name="ce17" office:value-type="float" office:value="0.000472252" calcext:value-type="float">
            <text:p>0,00047</text:p>
          </table:table-cell>
          <table:table-cell table:formula="of:=SMALL([.B6:.G6];1)" office:value-type="float" office:value="0.00009978182" calcext:value-type="float">
            <text:p>0,00010</text:p>
          </table:table-cell>
          <table:table-cell table:formula="of:=SMALL([.B6:.G6];2)" office:value-type="float" office:value="0.000472252" calcext:value-type="float">
            <text:p>0,00047</text:p>
          </table:table-cell>
          <table:table-cell table:formula="of:=SMALL([.B6:.G6];3)" office:value-type="float" office:value="0.004990201" calcext:value-type="float">
            <text:p>0,00499</text:p>
          </table:table-cell>
        </table:table-row>
        <table:table-row table:style-name="ro1">
          <table:covered-table-cell table:style-name="Default"/>
          <table:table-cell office:value-type="float" office:value="0.0000560585009165211" calcext:value-type="float">
            <text:p>0,00006</text:p>
          </table:table-cell>
          <table:table-cell office:value-type="float" office:value="0.00380731302027859" calcext:value-type="float">
            <text:p>0,00381</text:p>
          </table:table-cell>
          <table:table-cell office:value-type="float" office:value="0.00275852302210603" calcext:value-type="float">
            <text:p>0,00276</text:p>
          </table:table-cell>
          <table:table-cell office:value-type="float" office:value="0.0171721616280799" calcext:value-type="float">
            <text:p>0,01717</text:p>
          </table:table-cell>
          <table:table-cell office:value-type="float" office:value="0.00501695172247053" calcext:value-type="float">
            <text:p>0,00502</text:p>
          </table:table-cell>
          <table:table-cell office:value-type="float" office:value="0.000345619568970277" calcext:value-type="float">
            <text:p>0,0003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4</text:p>
          </table:table-cell>
          <table:table-cell table:style-name="ce18" office:value-type="float" office:value="0.0002487986" calcext:value-type="float">
            <text:p>0,00025</text:p>
          </table:table-cell>
          <table:table-cell table:style-name="ce18" office:value-type="float" office:value="0.00379035" calcext:value-type="float">
            <text:p>0,00379</text:p>
          </table:table-cell>
          <table:table-cell table:style-name="ce18" office:value-type="float" office:value="0.046664327" calcext:value-type="float">
            <text:p>0,04666</text:p>
          </table:table-cell>
          <table:table-cell table:style-name="ce18" office:value-type="float" office:value="0.009213135" calcext:value-type="float">
            <text:p>0,00921</text:p>
          </table:table-cell>
          <table:table-cell table:style-name="ce18" office:value-type="float" office:value="0.02365933" calcext:value-type="float">
            <text:p>0,02366</text:p>
          </table:table-cell>
          <table:table-cell table:style-name="ce18" office:value-type="float" office:value="0.003512915" calcext:value-type="float">
            <text:p>0,00351</text:p>
          </table:table-cell>
          <table:table-cell table:formula="of:=SMALL([.B8:.G8];1)" office:value-type="float" office:value="0.0002487986" calcext:value-type="float">
            <text:p>0,00025</text:p>
          </table:table-cell>
          <table:table-cell table:formula="of:=SMALL([.B8:.G8];2)" office:value-type="float" office:value="0.003512915" calcext:value-type="float">
            <text:p>0,00351</text:p>
          </table:table-cell>
          <table:table-cell table:formula="of:=SMALL([.B8:.G8];3)" office:value-type="float" office:value="0.00379035" calcext:value-type="float">
            <text:p>0,00379</text:p>
          </table:table-cell>
        </table:table-row>
        <table:table-row table:style-name="ro1">
          <table:covered-table-cell table:style-name="Default"/>
          <table:table-cell office:value-type="float" office:value="0.0000997407026987478" calcext:value-type="float">
            <text:p>0,00010</text:p>
          </table:table-cell>
          <table:table-cell office:value-type="float" office:value="0.00107468371407591" calcext:value-type="float">
            <text:p>0,00107</text:p>
          </table:table-cell>
          <table:table-cell office:value-type="float" office:value="0.0452685422314013" calcext:value-type="float">
            <text:p>0,04527</text:p>
          </table:table-cell>
          <table:table-cell office:value-type="float" office:value="0.00280817955082025" calcext:value-type="float">
            <text:p>0,00281</text:p>
          </table:table-cell>
          <table:table-cell office:value-type="float" office:value="0.00300968186958356" calcext:value-type="float">
            <text:p>0,00301</text:p>
          </table:table-cell>
          <table:table-cell office:value-type="float" office:value="0.000529385776390904" calcext:value-type="float">
            <text:p>0,00053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5</text:p>
          </table:table-cell>
          <table:table-cell table:style-name="ce19" office:value-type="float" office:value="0.00069671713" calcext:value-type="float">
            <text:p>0,00070</text:p>
          </table:table-cell>
          <table:table-cell table:style-name="ce19" office:value-type="float" office:value="0.03226698" calcext:value-type="float">
            <text:p>0,03227</text:p>
          </table:table-cell>
          <table:table-cell table:style-name="ce19" office:value-type="float" office:value="0.041081543" calcext:value-type="float">
            <text:p>0,04108</text:p>
          </table:table-cell>
          <table:table-cell table:style-name="ce19" office:value-type="float" office:value="0.03434323" calcext:value-type="float">
            <text:p>0,03434</text:p>
          </table:table-cell>
          <table:table-cell table:style-name="ce19" office:value-type="float" office:value="0.09057047" calcext:value-type="float">
            <text:p>0,09057</text:p>
          </table:table-cell>
          <table:table-cell table:style-name="ce19" office:value-type="float" office:value="0.00471435" calcext:value-type="float">
            <text:p>0,00471</text:p>
          </table:table-cell>
          <table:table-cell table:formula="of:=SMALL([.B10:.G10];1)" office:value-type="float" office:value="0.00069671713" calcext:value-type="float">
            <text:p>0,00070</text:p>
          </table:table-cell>
          <table:table-cell table:formula="of:=SMALL([.B10:.G10];2)" office:value-type="float" office:value="0.00471435" calcext:value-type="float">
            <text:p>0,00471</text:p>
          </table:table-cell>
          <table:table-cell table:formula="of:=SMALL([.B10:.G10];3)" office:value-type="float" office:value="0.03226698" calcext:value-type="float">
            <text:p>0,03227</text:p>
          </table:table-cell>
        </table:table-row>
        <table:table-row table:style-name="ro1">
          <table:covered-table-cell table:style-name="Default"/>
          <table:table-cell office:value-type="float" office:value="0.000732620931724253" calcext:value-type="float">
            <text:p>0,00073</text:p>
          </table:table-cell>
          <table:table-cell office:value-type="float" office:value="0.00620610227933765" calcext:value-type="float">
            <text:p>0,00621</text:p>
          </table:table-cell>
          <table:table-cell office:value-type="float" office:value="0.0262658774586162" calcext:value-type="float">
            <text:p>0,02627</text:p>
          </table:table-cell>
          <table:table-cell office:value-type="float" office:value="0.00747706350956711" calcext:value-type="float">
            <text:p>0,00748</text:p>
          </table:table-cell>
          <table:table-cell office:value-type="float" office:value="0.00314063334601478" calcext:value-type="float">
            <text:p>0,00314</text:p>
          </table:table-cell>
          <table:table-cell office:value-type="float" office:value="0.00132395344335063" calcext:value-type="float">
            <text:p>0,0013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6</text:p>
          </table:table-cell>
          <table:table-cell table:style-name="ce20" office:value-type="float" office:value="0.0002098734" calcext:value-type="float">
            <text:p>0,00021</text:p>
          </table:table-cell>
          <table:table-cell table:style-name="ce20" office:value-type="float" office:value="0.01412116" calcext:value-type="float">
            <text:p>0,01412</text:p>
          </table:table-cell>
          <table:table-cell table:style-name="ce20" office:value-type="float" office:value="0.0304866" calcext:value-type="float">
            <text:p>0,03049</text:p>
          </table:table-cell>
          <table:table-cell table:style-name="ce20" office:value-type="float" office:value="0.07764494" calcext:value-type="float">
            <text:p>0,07764</text:p>
          </table:table-cell>
          <table:table-cell table:style-name="ce20" office:value-type="float" office:value="0.04613582" calcext:value-type="float">
            <text:p>0,04614</text:p>
          </table:table-cell>
          <table:table-cell table:style-name="ce20" office:value-type="float" office:value="0.002637222" calcext:value-type="float">
            <text:p>0,00264</text:p>
          </table:table-cell>
          <table:table-cell table:formula="of:=SMALL([.B12:.G12];1)" office:value-type="float" office:value="0.0002098734" calcext:value-type="float">
            <text:p>0,00021</text:p>
          </table:table-cell>
          <table:table-cell table:formula="of:=SMALL([.B12:.G12];2)" office:value-type="float" office:value="0.002637222" calcext:value-type="float">
            <text:p>0,00264</text:p>
          </table:table-cell>
          <table:table-cell table:formula="of:=SMALL([.B12:.G12];3)" office:value-type="float" office:value="0.01412116" calcext:value-type="float">
            <text:p>0,01412</text:p>
          </table:table-cell>
        </table:table-row>
        <table:table-row table:style-name="ro1">
          <table:covered-table-cell table:style-name="Default"/>
          <table:table-cell office:value-type="float" office:value="0.000154058247117894" calcext:value-type="float">
            <text:p>0,00015</text:p>
          </table:table-cell>
          <table:table-cell office:value-type="float" office:value="0.00267261041987043" calcext:value-type="float">
            <text:p>0,00267</text:p>
          </table:table-cell>
          <table:table-cell office:value-type="float" office:value="0.0064468679176791" calcext:value-type="float">
            <text:p>0,00645</text:p>
          </table:table-cell>
          <table:table-cell office:value-type="float" office:value="0.0168458905841276" calcext:value-type="float">
            <text:p>0,01685</text:p>
          </table:table-cell>
          <table:table-cell office:value-type="float" office:value="0.00631994457203542" calcext:value-type="float">
            <text:p>0,00632</text:p>
          </table:table-cell>
          <table:table-cell office:value-type="float" office:value="0.000850962119577599" calcext:value-type="float">
            <text:p>0,0008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7</text:p>
          </table:table-cell>
          <table:table-cell table:style-name="ce21" office:value-type="float" office:value="0.00007969818" calcext:value-type="float">
            <text:p>0,00008</text:p>
          </table:table-cell>
          <table:table-cell table:style-name="ce21" office:value-type="float" office:value="0.003384882" calcext:value-type="float">
            <text:p>0,00338</text:p>
          </table:table-cell>
          <table:table-cell table:style-name="ce21" office:value-type="float" office:value="0.011873516" calcext:value-type="float">
            <text:p>0,01187</text:p>
          </table:table-cell>
          <table:table-cell table:style-name="ce21" office:value-type="float" office:value="0.018927338" calcext:value-type="float">
            <text:p>0,01893</text:p>
          </table:table-cell>
          <table:table-cell table:style-name="ce21" office:value-type="float" office:value="0.01654123" calcext:value-type="float">
            <text:p>0,01654</text:p>
          </table:table-cell>
          <table:table-cell table:style-name="ce21" office:value-type="float" office:value="0.001830449" calcext:value-type="float">
            <text:p>0,00183</text:p>
          </table:table-cell>
          <table:table-cell table:formula="of:=SMALL([.B14:.G14];1)" office:value-type="float" office:value="0.00007969818" calcext:value-type="float">
            <text:p>0,00008</text:p>
          </table:table-cell>
          <table:table-cell table:formula="of:=SMALL([.B14:.G14];2)" office:value-type="float" office:value="0.001830449" calcext:value-type="float">
            <text:p>0,00183</text:p>
          </table:table-cell>
          <table:table-cell table:formula="of:=SMALL([.B14:.G14];3)" office:value-type="float" office:value="0.003384882" calcext:value-type="float">
            <text:p>0,00338</text:p>
          </table:table-cell>
        </table:table-row>
        <table:table-row table:style-name="ro1">
          <table:covered-table-cell table:style-name="Default"/>
          <table:table-cell office:value-type="float" office:value="0.0000410644247206216" calcext:value-type="float">
            <text:p>0,00004</text:p>
          </table:table-cell>
          <table:table-cell office:value-type="float" office:value="0.00122421253052564" calcext:value-type="float">
            <text:p>0,00122</text:p>
          </table:table-cell>
          <table:table-cell office:value-type="float" office:value="0.00944366061916691" calcext:value-type="float">
            <text:p>0,00944</text:p>
          </table:table-cell>
          <table:table-cell office:value-type="float" office:value="0.0109572470421998" calcext:value-type="float">
            <text:p>0,01096</text:p>
          </table:table-cell>
          <table:table-cell office:value-type="float" office:value="0.00199448904386562" calcext:value-type="float">
            <text:p>0,00199</text:p>
          </table:table-cell>
          <table:table-cell office:value-type="float" office:value="0.000584312118211663" calcext:value-type="float">
            <text:p>0,00058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8</text:p>
          </table:table-cell>
          <table:table-cell table:style-name="ce22" office:value-type="float" office:value="0.00029951813" calcext:value-type="float">
            <text:p>0,00030</text:p>
          </table:table-cell>
          <table:table-cell table:style-name="ce22" office:value-type="float" office:value="0.008302021" calcext:value-type="float">
            <text:p>0,00830</text:p>
          </table:table-cell>
          <table:table-cell table:style-name="ce22" office:value-type="float" office:value="0.04562386" calcext:value-type="float">
            <text:p>0,04562</text:p>
          </table:table-cell>
          <table:table-cell table:style-name="ce22" office:value-type="float" office:value="0.01456287" calcext:value-type="float">
            <text:p>0,01456</text:p>
          </table:table-cell>
          <table:table-cell table:style-name="ce22" office:value-type="float" office:value="0.02728606" calcext:value-type="float">
            <text:p>0,02729</text:p>
          </table:table-cell>
          <table:table-cell table:style-name="ce22" office:value-type="float" office:value="0.00048291" calcext:value-type="float">
            <text:p>0,00048</text:p>
          </table:table-cell>
          <table:table-cell table:formula="of:=SMALL([.B16:.G16];1)" office:value-type="float" office:value="0.00029951813" calcext:value-type="float">
            <text:p>0,00030</text:p>
          </table:table-cell>
          <table:table-cell table:formula="of:=SMALL([.B16:.G16];2)" office:value-type="float" office:value="0.00048291" calcext:value-type="float">
            <text:p>0,00048</text:p>
          </table:table-cell>
          <table:table-cell table:formula="of:=SMALL([.B16:.G16];3)" office:value-type="float" office:value="0.008302021" calcext:value-type="float">
            <text:p>0,00830</text:p>
          </table:table-cell>
        </table:table-row>
        <table:table-row table:style-name="ro1">
          <table:covered-table-cell table:style-name="Default"/>
          <table:table-cell office:value-type="float" office:value="0.00019181157723441" calcext:value-type="float">
            <text:p>0,00019</text:p>
          </table:table-cell>
          <table:table-cell office:value-type="float" office:value="0.00167776728215477" calcext:value-type="float">
            <text:p>0,00168</text:p>
          </table:table-cell>
          <table:table-cell office:value-type="float" office:value="0.028579199533024" calcext:value-type="float">
            <text:p>0,02858</text:p>
          </table:table-cell>
          <table:table-cell office:value-type="float" office:value="0.00341106654788499" calcext:value-type="float">
            <text:p>0,00341</text:p>
          </table:table-cell>
          <table:table-cell office:value-type="float" office:value="0.0019093507620131" calcext:value-type="float">
            <text:p>0,00191</text:p>
          </table:table-cell>
          <table:table-cell office:value-type="float" office:value="0.000219843089492028" calcext:value-type="float">
            <text:p>0,0002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9</text:p>
          </table:table-cell>
          <table:table-cell table:style-name="ce23" office:value-type="float" office:value="0.00020281136" calcext:value-type="float">
            <text:p>0,00020</text:p>
          </table:table-cell>
          <table:table-cell table:style-name="ce23" office:value-type="float" office:value="0.02672651" calcext:value-type="float">
            <text:p>0,02673</text:p>
          </table:table-cell>
          <table:table-cell table:style-name="ce23" office:value-type="float" office:value="0.05346718" calcext:value-type="float">
            <text:p>0,05347</text:p>
          </table:table-cell>
          <table:table-cell table:style-name="ce23" office:value-type="float" office:value="0.07345058" calcext:value-type="float">
            <text:p>0,07345</text:p>
          </table:table-cell>
          <table:table-cell table:style-name="ce23" office:value-type="float" office:value="0.07136579" calcext:value-type="float">
            <text:p>0,07137</text:p>
          </table:table-cell>
          <table:table-cell table:style-name="ce23" office:value-type="float" office:value="0.0035196" calcext:value-type="float">
            <text:p>0,00352</text:p>
          </table:table-cell>
          <table:table-cell table:formula="of:=SMALL([.B18:.G18];1)" office:value-type="float" office:value="0.00020281136" calcext:value-type="float">
            <text:p>0,00020</text:p>
          </table:table-cell>
          <table:table-cell table:formula="of:=SMALL([.B18:.G18];2)" office:value-type="float" office:value="0.0035196" calcext:value-type="float">
            <text:p>0,00352</text:p>
          </table:table-cell>
          <table:table-cell table:formula="of:=SMALL([.B18:.G18];3)" office:value-type="float" office:value="0.02672651" calcext:value-type="float">
            <text:p>0,02673</text:p>
          </table:table-cell>
        </table:table-row>
        <table:table-row table:style-name="ro1">
          <table:covered-table-cell table:style-name="Default"/>
          <table:table-cell office:value-type="float" office:value="0.000182433314201986" calcext:value-type="float">
            <text:p>0,00018</text:p>
          </table:table-cell>
          <table:table-cell office:value-type="float" office:value="0.00648272775511204" calcext:value-type="float">
            <text:p>0,00648</text:p>
          </table:table-cell>
          <table:table-cell office:value-type="float" office:value="0.0134284819537281" calcext:value-type="float">
            <text:p>0,01343</text:p>
          </table:table-cell>
          <table:table-cell office:value-type="float" office:value="0.0226609026847034" calcext:value-type="float">
            <text:p>0,02266</text:p>
          </table:table-cell>
          <table:table-cell office:value-type="float" office:value="0.0066122944044333" calcext:value-type="float">
            <text:p>0,00661</text:p>
          </table:table-cell>
          <table:table-cell office:value-type="float" office:value="0.00148205222301375" calcext:value-type="float">
            <text:p>0,00148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10</text:p>
          </table:table-cell>
          <table:table-cell table:style-name="ce24" office:value-type="float" office:value="0.00015945245" calcext:value-type="float">
            <text:p>0,00016</text:p>
          </table:table-cell>
          <table:table-cell table:style-name="ce24" office:value-type="float" office:value="0.02788331" calcext:value-type="float">
            <text:p>0,02788</text:p>
          </table:table-cell>
          <table:table-cell table:style-name="ce24" office:value-type="float" office:value="0.08148239" calcext:value-type="float">
            <text:p>0,08148</text:p>
          </table:table-cell>
          <table:table-cell table:style-name="ce24" office:value-type="float" office:value="0.05541981" calcext:value-type="float">
            <text:p>0,05542</text:p>
          </table:table-cell>
          <table:table-cell table:style-name="ce24" office:value-type="float" office:value="0.0865197" calcext:value-type="float">
            <text:p>0,08652</text:p>
          </table:table-cell>
          <table:table-cell table:style-name="ce24" office:value-type="float" office:value="0.0011667903" calcext:value-type="float">
            <text:p>0,00117</text:p>
          </table:table-cell>
          <table:table-cell table:formula="of:=SMALL([.B20:.G20];1)" office:value-type="float" office:value="0.00015945245" calcext:value-type="float">
            <text:p>0,00016</text:p>
          </table:table-cell>
          <table:table-cell table:formula="of:=SMALL([.B20:.G20];2)" office:value-type="float" office:value="0.0011667903" calcext:value-type="float">
            <text:p>0,00117</text:p>
          </table:table-cell>
          <table:table-cell table:formula="of:=SMALL([.B20:.G20];3)" office:value-type="float" office:value="0.02788331" calcext:value-type="float">
            <text:p>0,02788</text:p>
          </table:table-cell>
        </table:table-row>
        <table:table-row table:style-name="ro1">
          <table:covered-table-cell table:style-name="Default"/>
          <table:table-cell office:value-type="float" office:value="0.0000820564451180436" calcext:value-type="float">
            <text:p>0,00008</text:p>
          </table:table-cell>
          <table:table-cell office:value-type="float" office:value="0.0098655979413769" calcext:value-type="float">
            <text:p>0,00987</text:p>
          </table:table-cell>
          <table:table-cell office:value-type="float" office:value="0.0251618464658478" calcext:value-type="float">
            <text:p>0,02516</text:p>
          </table:table-cell>
          <table:table-cell office:value-type="float" office:value="0.0126196436203603" calcext:value-type="float">
            <text:p>0,01262</text:p>
          </table:table-cell>
          <table:table-cell office:value-type="float" office:value="0.00969587874047526" calcext:value-type="float">
            <text:p>0,00970</text:p>
          </table:table-cell>
          <table:table-cell office:value-type="float" office:value="0.00146221282926598" calcext:value-type="float">
            <text:p>0,0014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All intances</text:p>
          </table:table-cell>
          <table:table-cell table:style-name="ce25" office:value-type="float" office:value="0.000234591265" calcext:value-type="float">
            <text:p>0,00023</text:p>
          </table:table-cell>
          <table:table-cell table:style-name="ce25" office:value-type="float" office:value="0.01329211409" calcext:value-type="float">
            <text:p>0,01329</text:p>
          </table:table-cell>
          <table:table-cell table:style-name="ce25" office:value-type="float" office:value="0.0361619084" calcext:value-type="float">
            <text:p>0,03616</text:p>
          </table:table-cell>
          <table:table-cell table:style-name="ce25" office:value-type="float" office:value="0.0341196828" calcext:value-type="float">
            <text:p>0,03412</text:p>
          </table:table-cell>
          <table:table-cell table:style-name="ce25" office:value-type="float" office:value="0.0412797905" calcext:value-type="float">
            <text:p>0,04128</text:p>
          </table:table-cell>
          <table:table-cell table:style-name="ce25" office:value-type="float" office:value="0.00200088769" calcext:value-type="float">
            <text:p>0,00200</text:p>
          </table:table-cell>
          <table:table-cell table:formula="of:=SMALL([.B22:.G22];1)" office:value-type="float" office:value="0.000234591265" calcext:value-type="float">
            <text:p>0,00023</text:p>
          </table:table-cell>
          <table:table-cell table:formula="of:=SMALL([.B22:.G22];2)" office:value-type="float" office:value="0.00200088769" calcext:value-type="float">
            <text:p>0,00200</text:p>
          </table:table-cell>
          <table:table-cell table:formula="of:=SMALL([.B22:.G22];3)" office:value-type="float" office:value="0.01329211409" calcext:value-type="float">
            <text:p>0,01329</text:p>
          </table:table-cell>
        </table:table-row>
        <table:table-row table:style-name="ro1">
          <table:covered-table-cell table:style-name="Default"/>
          <table:table-cell office:value-type="float" office:value="0.000308026302950564" calcext:value-type="float">
            <text:p>0,00031</text:p>
          </table:table-cell>
          <table:table-cell office:value-type="float" office:value="0.0118368476756428" calcext:value-type="float">
            <text:p>0,01184</text:p>
          </table:table-cell>
          <table:table-cell office:value-type="float" office:value="0.0304081383618917" calcext:value-type="float">
            <text:p>0,03041</text:p>
          </table:table-cell>
          <table:table-cell office:value-type="float" office:value="0.0280190169487972" calcext:value-type="float">
            <text:p>0,02802</text:p>
          </table:table-cell>
          <table:table-cell office:value-type="float" office:value="0.0299226464007609" calcext:value-type="float">
            <text:p>0,02992</text:p>
          </table:table-cell>
          <table:table-cell office:value-type="float" office:value="0.00167932050221611" calcext:value-type="float">
            <text:p>0,00168</text:p>
          </table:table-cell>
          <table:table-cell table:number-columns-repeated="3"/>
        </table:table-row>
        <calcext:conditional-formats>
          <calcext:conditional-format calcext:target-range-address="'IGD+'.B2:'IGD+'.G2">
            <calcext:condition calcext:apply-style-name="Accent 1" calcext:value="=[$'IGD+'.$H$2]" calcext:base-cell-address="'IGD+'.B2"/>
            <calcext:condition calcext:apply-style-name="Accent 2" calcext:value="=[$'IGD+'.$I$2]" calcext:base-cell-address="'IGD+'.B2"/>
            <calcext:condition calcext:apply-style-name="Accent 3" calcext:value="=[$'IGD+'.$J$2]" calcext:base-cell-address="'IGD+'.B2"/>
          </calcext:conditional-format>
          <calcext:conditional-format calcext:target-range-address="'IGD+'.B4:'IGD+'.G4">
            <calcext:condition calcext:apply-style-name="Accent 1" calcext:value="=[$'IGD+'.$H$4]" calcext:base-cell-address="'IGD+'.B4"/>
            <calcext:condition calcext:apply-style-name="Accent 2" calcext:value="=[$'IGD+'.$I$4]" calcext:base-cell-address="'IGD+'.B4"/>
            <calcext:condition calcext:apply-style-name="Accent 3" calcext:value="=[$'IGD+'.$J$4]" calcext:base-cell-address="'IGD+'.B4"/>
          </calcext:conditional-format>
          <calcext:conditional-format calcext:target-range-address="'IGD+'.B6:'IGD+'.G6">
            <calcext:condition calcext:apply-style-name="Accent 1" calcext:value="=[$'IGD+'.$H$6]" calcext:base-cell-address="'IGD+'.B6"/>
            <calcext:condition calcext:apply-style-name="Accent 2" calcext:value="=[$'IGD+'.$I$6]" calcext:base-cell-address="'IGD+'.B6"/>
            <calcext:condition calcext:apply-style-name="Accent 3" calcext:value="=[$'IGD+'.$J$6]" calcext:base-cell-address="'IGD+'.B6"/>
          </calcext:conditional-format>
          <calcext:conditional-format calcext:target-range-address="'IGD+'.B8:'IGD+'.G8">
            <calcext:condition calcext:apply-style-name="Accent 1" calcext:value="=[$'IGD+'.$H$8]" calcext:base-cell-address="'IGD+'.B8"/>
            <calcext:condition calcext:apply-style-name="Accent 2" calcext:value="=[$'IGD+'.$I$8]" calcext:base-cell-address="'IGD+'.B8"/>
            <calcext:condition calcext:apply-style-name="Accent 3" calcext:value="=[$'IGD+'.$J$8]" calcext:base-cell-address="'IGD+'.B8"/>
          </calcext:conditional-format>
          <calcext:conditional-format calcext:target-range-address="'IGD+'.B10:'IGD+'.G10">
            <calcext:condition calcext:apply-style-name="Accent 1" calcext:value="=[$'IGD+'.$H$10]" calcext:base-cell-address="'IGD+'.B10"/>
            <calcext:condition calcext:apply-style-name="Accent 2" calcext:value="=[$'IGD+'.$I$10]" calcext:base-cell-address="'IGD+'.B10"/>
            <calcext:condition calcext:apply-style-name="Accent 3" calcext:value="=[$'IGD+'.$J$10]" calcext:base-cell-address="'IGD+'.B10"/>
          </calcext:conditional-format>
          <calcext:conditional-format calcext:target-range-address="'IGD+'.B12:'IGD+'.G12">
            <calcext:condition calcext:apply-style-name="Accent 1" calcext:value="=[$'IGD+'.$H$12]" calcext:base-cell-address="'IGD+'.B12"/>
            <calcext:condition calcext:apply-style-name="Accent 2" calcext:value="=[$'IGD+'.$I$12]" calcext:base-cell-address="'IGD+'.B12"/>
            <calcext:condition calcext:apply-style-name="Accent 3" calcext:value="=[$'IGD+'.$J$12]" calcext:base-cell-address="'IGD+'.B12"/>
          </calcext:conditional-format>
          <calcext:conditional-format calcext:target-range-address="'IGD+'.B14:'IGD+'.G14">
            <calcext:condition calcext:apply-style-name="Accent 1" calcext:value="=[$'IGD+'.$H$14]" calcext:base-cell-address="'IGD+'.B14"/>
            <calcext:condition calcext:apply-style-name="Accent 2" calcext:value="=[$'IGD+'.$I$14]" calcext:base-cell-address="'IGD+'.B14"/>
            <calcext:condition calcext:apply-style-name="Accent 3" calcext:value="=[$'IGD+'.$J$14]" calcext:base-cell-address="'IGD+'.B14"/>
          </calcext:conditional-format>
          <calcext:conditional-format calcext:target-range-address="'IGD+'.B16:'IGD+'.G16">
            <calcext:condition calcext:apply-style-name="Accent 1" calcext:value="=[$'IGD+'.$H$16]" calcext:base-cell-address="'IGD+'.B16"/>
            <calcext:condition calcext:apply-style-name="Accent 2" calcext:value="=[$'IGD+'.$I$16]" calcext:base-cell-address="'IGD+'.B16"/>
            <calcext:condition calcext:apply-style-name="Accent 3" calcext:value="=[$'IGD+'.$J$16]" calcext:base-cell-address="'IGD+'.B16"/>
          </calcext:conditional-format>
          <calcext:conditional-format calcext:target-range-address="'IGD+'.B18:'IGD+'.G18">
            <calcext:condition calcext:apply-style-name="Accent 1" calcext:value="=[$'IGD+'.$H$18]" calcext:base-cell-address="'IGD+'.B18"/>
            <calcext:condition calcext:apply-style-name="Accent 2" calcext:value="=[$'IGD+'.$I$18]" calcext:base-cell-address="'IGD+'.B18"/>
            <calcext:condition calcext:apply-style-name="Accent 3" calcext:value="=[$'IGD+'.$J$18]" calcext:base-cell-address="'IGD+'.B18"/>
          </calcext:conditional-format>
          <calcext:conditional-format calcext:target-range-address="'IGD+'.B20:'IGD+'.G20">
            <calcext:condition calcext:apply-style-name="Accent 1" calcext:value="=[$'IGD+'.$H$20]" calcext:base-cell-address="'IGD+'.B20"/>
            <calcext:condition calcext:apply-style-name="Accent 2" calcext:value="=[$'IGD+'.$I$20]" calcext:base-cell-address="'IGD+'.B20"/>
            <calcext:condition calcext:apply-style-name="Accent 3" calcext:value="=[$'IGD+'.$J$20]" calcext:base-cell-address="'IGD+'.B20"/>
          </calcext:conditional-format>
          <calcext:conditional-format calcext:target-range-address="'IGD+'.B22:'IGD+'.G22">
            <calcext:condition calcext:apply-style-name="Accent 1" calcext:value="=[$'IGD+'.$H$22]" calcext:base-cell-address="'IGD+'.B22"/>
            <calcext:condition calcext:apply-style-name="Accent 2" calcext:value="=[$'IGD+'.$I$22]" calcext:base-cell-address="'IGD+'.B22"/>
            <calcext:condition calcext:apply-style-name="Accent 3" calcext:value="=[$'IGD+'.$J$22]" calcext:base-cell-address="'IGD+'.B22"/>
          </calcext:conditional-format>
        </calcext:conditional-formats>
      </table:table>
      <table:table table:name="Epsilon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default-cell-style-name="ce3"/>
        <table:table-column table:style-name="co7" table:number-columns-repeated="3" table:default-cell-style-name="ce3"/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NSGA-II</text:p>
          </table:table-cell>
          <table:table-cell table:style-name="Default" office:value-type="string" calcext:value-type="string">
            <text:p>NSPSO</text:p>
          </table:table-cell>
          <table:table-cell table:style-name="Default" office:value-type="string" calcext:value-type="string">
            <text:p>MOEA/D-DE</text:p>
          </table:table-cell>
          <table:table-cell table:style-name="Default" office:value-type="string" calcext:value-type="string">
            <text:p>MHACO</text:p>
          </table:table-cell>
          <table:table-cell table:style-name="Default" office:value-type="string" calcext:value-type="string">
            <text:p>IHS</text:p>
          </table:table-cell>
          <table:table-cell table:style-name="Default" office:value-type="string" calcext:value-type="string">
            <text:p>NS-BRKGA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1</text:p>
          </table:table-cell>
          <table:table-cell table:number-columns-repeated="2" table:style-name="ce2" office:value-type="float" office:value="1" calcext:value-type="float">
            <text:p>1,0000</text:p>
          </table:table-cell>
          <table:table-cell table:style-name="ce2" office:value-type="float" office:value="0.9775762" calcext:value-type="float">
            <text:p>0,9776</text:p>
          </table:table-cell>
          <table:table-cell table:number-columns-repeated="3" table:style-name="ce2" office:value-type="float" office:value="1" calcext:value-type="float">
            <text:p>1,0000</text:p>
          </table:table-cell>
          <table:table-cell table:formula="of:=LARGE([.B2:.G2];1)" office:value-type="float" office:value="1" calcext:value-type="float">
            <text:p>1,0000</text:p>
          </table:table-cell>
          <table:table-cell table:formula="of:=LARGE([.D2];1)" office:value-type="float" office:value="0.9775762" calcext:value-type="float">
            <text:p>0,9776</text:p>
          </table:table-cell>
          <table:table-cell/>
        </table:table-row>
        <table:table-row table:style-name="ro1">
          <table:covered-table-cell table:style-name="Default"/>
          <table:table-cell table:number-columns-repeated="2" office:value-type="float" office:value="0" calcext:value-type="float">
            <text:p>0,0000</text:p>
          </table:table-cell>
          <table:table-cell office:value-type="float" office:value="0.0203512233283407" calcext:value-type="float">
            <text:p>0,0204</text:p>
          </table:table-cell>
          <table:table-cell table:number-columns-repeated="3" office:value-type="float" office:value="0" calcext:value-type="float">
            <text:p>0,000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2</text:p>
          </table:table-cell>
          <table:table-cell table:style-name="ce4" office:value-type="float" office:value="1" calcext:value-type="float">
            <text:p>1,0000</text:p>
          </table:table-cell>
          <table:table-cell table:style-name="ce4" office:value-type="float" office:value="0.9762882" calcext:value-type="float">
            <text:p>0,9763</text:p>
          </table:table-cell>
          <table:table-cell table:style-name="ce4" office:value-type="float" office:value="0.9233127" calcext:value-type="float">
            <text:p>0,9233</text:p>
          </table:table-cell>
          <table:table-cell table:style-name="ce4" office:value-type="float" office:value="0.9281414" calcext:value-type="float">
            <text:p>0,9281</text:p>
          </table:table-cell>
          <table:table-cell table:number-columns-repeated="2" table:style-name="ce4" office:value-type="float" office:value="1" calcext:value-type="float">
            <text:p>1,0000</text:p>
          </table:table-cell>
          <table:table-cell table:formula="of:=LARGE([.B4:.G4];1)" office:value-type="float" office:value="1" calcext:value-type="float">
            <text:p>1,0000</text:p>
          </table:table-cell>
          <table:table-cell table:formula="of:=LARGE([.C4:.E4];1)" office:value-type="float" office:value="0.9762882" calcext:value-type="float">
            <text:p>0,9763</text:p>
          </table:table-cell>
          <table:table-cell table:formula="of:=LARGE([.C4:.E4];2)" office:value-type="float" office:value="0.9281414" calcext:value-type="float">
            <text:p>0,9281</text:p>
          </table:table-cell>
        </table:table-row>
        <table:table-row table:style-name="ro1">
          <table:covered-table-cell table:style-name="Default"/>
          <table:table-cell office:value-type="float" office:value="0" calcext:value-type="float">
            <text:p>0,0000</text:p>
          </table:table-cell>
          <table:table-cell office:value-type="float" office:value="0.0140154439159093" calcext:value-type="float">
            <text:p>0,0140</text:p>
          </table:table-cell>
          <table:table-cell office:value-type="float" office:value="0.0156927776575723" calcext:value-type="float">
            <text:p>0,0157</text:p>
          </table:table-cell>
          <table:table-cell office:value-type="float" office:value="0.0230296386780166" calcext:value-type="float">
            <text:p>0,0230</text:p>
          </table:table-cell>
          <table:table-cell table:number-columns-repeated="2" office:value-type="float" office:value="0" calcext:value-type="float">
            <text:p>0,000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3</text:p>
          </table:table-cell>
          <table:table-cell table:number-columns-repeated="6" table:style-name="ce5" office:value-type="float" office:value="1" calcext:value-type="float">
            <text:p>1,0000</text:p>
          </table:table-cell>
          <table:table-cell table:formula="of:=LARGE([.B6:.G6];1)" office:value-type="float" office:value="1" calcext:value-type="float">
            <text:p>1,0000</text:p>
          </table:table-cell>
          <table:table-cell table:number-columns-repeated="2"/>
        </table:table-row>
        <table:table-row table:style-name="ro1">
          <table:covered-table-cell table:style-name="Default"/>
          <table:table-cell table:number-columns-repeated="6" office:value-type="float" office:value="0" calcext:value-type="float">
            <text:p>0,000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4</text:p>
          </table:table-cell>
          <table:table-cell table:number-columns-repeated="2" table:style-name="ce6" office:value-type="float" office:value="1" calcext:value-type="float">
            <text:p>1,0000</text:p>
          </table:table-cell>
          <table:table-cell table:style-name="ce6" office:value-type="float" office:value="0.9807964" calcext:value-type="float">
            <text:p>0,9808</text:p>
          </table:table-cell>
          <table:table-cell table:number-columns-repeated="3" table:style-name="ce6" office:value-type="float" office:value="1" calcext:value-type="float">
            <text:p>1,0000</text:p>
          </table:table-cell>
          <table:table-cell table:formula="of:=LARGE([.B8:.G8];1)" office:value-type="float" office:value="1" calcext:value-type="float">
            <text:p>1,0000</text:p>
          </table:table-cell>
          <table:table-cell table:formula="of:=LARGE([.D8];1)" office:value-type="float" office:value="0.9807964" calcext:value-type="float">
            <text:p>0,9808</text:p>
          </table:table-cell>
          <table:table-cell/>
        </table:table-row>
        <table:table-row table:style-name="ro1">
          <table:covered-table-cell table:style-name="Default"/>
          <table:table-cell table:number-columns-repeated="2" office:value-type="float" office:value="0" calcext:value-type="float">
            <text:p>0,0000</text:p>
          </table:table-cell>
          <table:table-cell office:value-type="float" office:value="0.0120960853022786" calcext:value-type="float">
            <text:p>0,0121</text:p>
          </table:table-cell>
          <table:table-cell table:number-columns-repeated="3" office:value-type="float" office:value="0" calcext:value-type="float">
            <text:p>0,000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5</text:p>
          </table:table-cell>
          <table:table-cell table:number-columns-repeated="2" table:style-name="ce7" office:value-type="float" office:value="1" calcext:value-type="float">
            <text:p>1,0000</text:p>
          </table:table-cell>
          <table:table-cell table:style-name="ce7" office:value-type="float" office:value="0.9861896" calcext:value-type="float">
            <text:p>0,9862</text:p>
          </table:table-cell>
          <table:table-cell table:number-columns-repeated="3" table:style-name="ce7" office:value-type="float" office:value="1" calcext:value-type="float">
            <text:p>1,0000</text:p>
          </table:table-cell>
          <table:table-cell table:formula="of:=LARGE([.B10:.G10];1)" office:value-type="float" office:value="1" calcext:value-type="float">
            <text:p>1,0000</text:p>
          </table:table-cell>
          <table:table-cell table:formula="of:=LARGE([.D10];1)" office:value-type="float" office:value="0.9861896" calcext:value-type="float">
            <text:p>0,9862</text:p>
          </table:table-cell>
          <table:table-cell/>
        </table:table-row>
        <table:table-row table:style-name="ro1">
          <table:covered-table-cell table:style-name="Default"/>
          <table:table-cell table:number-columns-repeated="2" office:value-type="float" office:value="0" calcext:value-type="float">
            <text:p>0,0000</text:p>
          </table:table-cell>
          <table:table-cell office:value-type="float" office:value="0.00823036077216546" calcext:value-type="float">
            <text:p>0,0082</text:p>
          </table:table-cell>
          <table:table-cell table:number-columns-repeated="3" office:value-type="float" office:value="0" calcext:value-type="float">
            <text:p>0,000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6</text:p>
          </table:table-cell>
          <table:table-cell table:style-name="ce8" office:value-type="float" office:value="1" calcext:value-type="float">
            <text:p>1,0000</text:p>
          </table:table-cell>
          <table:table-cell table:style-name="ce8" office:value-type="float" office:value="0.9915216" calcext:value-type="float">
            <text:p>0,9915</text:p>
          </table:table-cell>
          <table:table-cell table:style-name="ce8" office:value-type="float" office:value="0.8859158" calcext:value-type="float">
            <text:p>0,8859</text:p>
          </table:table-cell>
          <table:table-cell table:style-name="ce8" office:value-type="float" office:value="0.8637424" calcext:value-type="float">
            <text:p>0,8637</text:p>
          </table:table-cell>
          <table:table-cell table:style-name="ce8" office:value-type="float" office:value="0.941544" calcext:value-type="float">
            <text:p>0,9415</text:p>
          </table:table-cell>
          <table:table-cell table:style-name="ce8" office:value-type="float" office:value="1" calcext:value-type="float">
            <text:p>1,0000</text:p>
          </table:table-cell>
          <table:table-cell table:formula="of:=LARGE([.B12:.G12];1)" office:value-type="float" office:value="1" calcext:value-type="float">
            <text:p>1,0000</text:p>
          </table:table-cell>
          <table:table-cell table:formula="of:=LARGE([.C12:.F12];1)" office:value-type="float" office:value="0.9915216" calcext:value-type="float">
            <text:p>0,9915</text:p>
          </table:table-cell>
          <table:table-cell table:formula="of:=LARGE([.C12:.F12];2)" office:value-type="float" office:value="0.941544" calcext:value-type="float">
            <text:p>0,9415</text:p>
          </table:table-cell>
        </table:table-row>
        <table:table-row table:style-name="ro1">
          <table:covered-table-cell table:style-name="Default"/>
          <table:table-cell office:value-type="float" office:value="0" calcext:value-type="float">
            <text:p>0,0000</text:p>
          </table:table-cell>
          <table:table-cell office:value-type="float" office:value="0.0108961431268133" calcext:value-type="float">
            <text:p>0,0109</text:p>
          </table:table-cell>
          <table:table-cell office:value-type="float" office:value="0.024410787172068" calcext:value-type="float">
            <text:p>0,0244</text:p>
          </table:table-cell>
          <table:table-cell office:value-type="float" office:value="0.0267956073198575" calcext:value-type="float">
            <text:p>0,0268</text:p>
          </table:table-cell>
          <table:table-cell office:value-type="float" office:value="0.0180864623351279" calcext:value-type="float">
            <text:p>0,0181</text:p>
          </table:table-cell>
          <table:table-cell office:value-type="float" office:value="0" calcext:value-type="float">
            <text:p>0,000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7</text:p>
          </table:table-cell>
          <table:table-cell table:style-name="ce9" office:value-type="float" office:value="1" calcext:value-type="float">
            <text:p>1,0000</text:p>
          </table:table-cell>
          <table:table-cell table:style-name="ce9" office:value-type="float" office:value="0.9933209" calcext:value-type="float">
            <text:p>0,9933</text:p>
          </table:table-cell>
          <table:table-cell table:style-name="ce9" office:value-type="float" office:value="0.9563852" calcext:value-type="float">
            <text:p>0,9564</text:p>
          </table:table-cell>
          <table:table-cell table:style-name="ce9" office:value-type="float" office:value="0.9485657" calcext:value-type="float">
            <text:p>0,9486</text:p>
          </table:table-cell>
          <table:table-cell table:style-name="ce9" office:value-type="float" office:value="0.9930482" calcext:value-type="float">
            <text:p>0,9930</text:p>
          </table:table-cell>
          <table:table-cell table:style-name="ce9" office:value-type="float" office:value="1" calcext:value-type="float">
            <text:p>1,0000</text:p>
          </table:table-cell>
          <table:table-cell table:formula="of:=LARGE([.B14:.G14];1)" office:value-type="float" office:value="1" calcext:value-type="float">
            <text:p>1,0000</text:p>
          </table:table-cell>
          <table:table-cell table:formula="of:=LARGE([.C14:.F14];1)" office:value-type="float" office:value="0.9933209" calcext:value-type="float">
            <text:p>0,9933</text:p>
          </table:table-cell>
          <table:table-cell table:formula="of:=LARGE([.C14:.F14];2)" office:value-type="float" office:value="0.9930482" calcext:value-type="float">
            <text:p>0,9930</text:p>
          </table:table-cell>
        </table:table-row>
        <table:table-row table:style-name="ro1">
          <table:covered-table-cell table:style-name="Default"/>
          <table:table-cell office:value-type="float" office:value="0" calcext:value-type="float">
            <text:p>0,0000</text:p>
          </table:table-cell>
          <table:table-cell office:value-type="float" office:value="0.00279236131079055" calcext:value-type="float">
            <text:p>0,0028</text:p>
          </table:table-cell>
          <table:table-cell office:value-type="float" office:value="0.0216310741887683" calcext:value-type="float">
            <text:p>0,0216</text:p>
          </table:table-cell>
          <table:table-cell office:value-type="float" office:value="0.0226459145280114" calcext:value-type="float">
            <text:p>0,0226</text:p>
          </table:table-cell>
          <table:table-cell office:value-type="float" office:value="0.00399642379634591" calcext:value-type="float">
            <text:p>0,0040</text:p>
          </table:table-cell>
          <table:table-cell office:value-type="float" office:value="0" calcext:value-type="float">
            <text:p>0,000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8</text:p>
          </table:table-cell>
          <table:table-cell table:number-columns-repeated="6" table:style-name="ce10" office:value-type="float" office:value="1" calcext:value-type="float">
            <text:p>1,0000</text:p>
          </table:table-cell>
          <table:table-cell table:formula="of:=LARGE([.B16:.G16];1)" office:value-type="float" office:value="1" calcext:value-type="float">
            <text:p>1,0000</text:p>
          </table:table-cell>
          <table:table-cell table:number-columns-repeated="2"/>
        </table:table-row>
        <table:table-row table:style-name="ro1">
          <table:covered-table-cell table:style-name="Default"/>
          <table:table-cell table:number-columns-repeated="6" office:value-type="float" office:value="0" calcext:value-type="float">
            <text:p>0,000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9</text:p>
          </table:table-cell>
          <table:table-cell table:style-name="ce11" office:value-type="float" office:value="1" calcext:value-type="float">
            <text:p>1,0000</text:p>
          </table:table-cell>
          <table:table-cell table:style-name="ce11" office:value-type="float" office:value="0.9973941" calcext:value-type="float">
            <text:p>0,9974</text:p>
          </table:table-cell>
          <table:table-cell table:style-name="ce11" office:value-type="float" office:value="0.9487334" calcext:value-type="float">
            <text:p>0,9487</text:p>
          </table:table-cell>
          <table:table-cell table:style-name="ce11" office:value-type="float" office:value="0.9737145" calcext:value-type="float">
            <text:p>0,9737</text:p>
          </table:table-cell>
          <table:table-cell table:style-name="ce11" office:value-type="float" office:value="0.9993334" calcext:value-type="float">
            <text:p>0,9993</text:p>
          </table:table-cell>
          <table:table-cell table:style-name="ce11" office:value-type="float" office:value="1" calcext:value-type="float">
            <text:p>1,0000</text:p>
          </table:table-cell>
          <table:table-cell table:formula="of:=LARGE([.B18:.G18];1)" office:value-type="float" office:value="1" calcext:value-type="float">
            <text:p>1,0000</text:p>
          </table:table-cell>
          <table:table-cell table:formula="of:=LARGE([.C18:.F18];1)" office:value-type="float" office:value="0.9993334" calcext:value-type="float">
            <text:p>0,9993</text:p>
          </table:table-cell>
          <table:table-cell table:formula="of:=LARGE([.C18:.F18];2)" office:value-type="float" office:value="0.9973941" calcext:value-type="float">
            <text:p>0,9974</text:p>
          </table:table-cell>
        </table:table-row>
        <table:table-row table:style-name="ro1">
          <table:covered-table-cell table:style-name="Default"/>
          <table:table-cell office:value-type="float" office:value="0" calcext:value-type="float">
            <text:p>0,0000</text:p>
          </table:table-cell>
          <table:table-cell office:value-type="float" office:value="0.00781770000000002" calcext:value-type="float">
            <text:p>0,0078</text:p>
          </table:table-cell>
          <table:table-cell office:value-type="float" office:value="0.0134734520981076" calcext:value-type="float">
            <text:p>0,0135</text:p>
          </table:table-cell>
          <table:table-cell office:value-type="float" office:value="0.00931783852886494" calcext:value-type="float">
            <text:p>0,0093</text:p>
          </table:table-cell>
          <table:table-cell office:value-type="float" office:value="0.00133320000000001" calcext:value-type="float">
            <text:p>0,0013</text:p>
          </table:table-cell>
          <table:table-cell office:value-type="float" office:value="0" calcext:value-type="float">
            <text:p>0,000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10</text:p>
          </table:table-cell>
          <table:table-cell table:style-name="ce12" office:value-type="float" office:value="1" calcext:value-type="float">
            <text:p>1,0000</text:p>
          </table:table-cell>
          <table:table-cell table:style-name="ce12" office:value-type="float" office:value="0.9556538" calcext:value-type="float">
            <text:p>0,9557</text:p>
          </table:table-cell>
          <table:table-cell table:style-name="ce12" office:value-type="float" office:value="0.9053583" calcext:value-type="float">
            <text:p>0,9054</text:p>
          </table:table-cell>
          <table:table-cell table:style-name="ce12" office:value-type="float" office:value="0.9107016" calcext:value-type="float">
            <text:p>0,9107</text:p>
          </table:table-cell>
          <table:table-cell table:style-name="ce12" office:value-type="float" office:value="0.9186371" calcext:value-type="float">
            <text:p>0,9186</text:p>
          </table:table-cell>
          <table:table-cell table:style-name="ce12" office:value-type="float" office:value="1" calcext:value-type="float">
            <text:p>1,0000</text:p>
          </table:table-cell>
          <table:table-cell table:formula="of:=LARGE([.B20:.G20];1)" office:value-type="float" office:value="1" calcext:value-type="float">
            <text:p>1,0000</text:p>
          </table:table-cell>
          <table:table-cell table:formula="of:=LARGE([.C20:.F20];1)" office:value-type="float" office:value="0.9556538" calcext:value-type="float">
            <text:p>0,9557</text:p>
          </table:table-cell>
          <table:table-cell table:formula="of:=LARGE([.C20:.F20];2)" office:value-type="float" office:value="0.9186371" calcext:value-type="float">
            <text:p>0,9186</text:p>
          </table:table-cell>
        </table:table-row>
        <table:table-row table:style-name="ro1">
          <table:covered-table-cell table:style-name="Default"/>
          <table:table-cell office:value-type="float" office:value="0" calcext:value-type="float">
            <text:p>0,0000</text:p>
          </table:table-cell>
          <table:table-cell office:value-type="float" office:value="0.0108300429528234" calcext:value-type="float">
            <text:p>0,0108</text:p>
          </table:table-cell>
          <table:table-cell office:value-type="float" office:value="0.0207756886771534" calcext:value-type="float">
            <text:p>0,0208</text:p>
          </table:table-cell>
          <table:table-cell office:value-type="float" office:value="0.0122562002202967" calcext:value-type="float">
            <text:p>0,0123</text:p>
          </table:table-cell>
          <table:table-cell office:value-type="float" office:value="0.00597277624643681" calcext:value-type="float">
            <text:p>0,0060</text:p>
          </table:table-cell>
          <table:table-cell office:value-type="float" office:value="0" calcext:value-type="float">
            <text:p>0,000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All intances</text:p>
          </table:table-cell>
          <table:table-cell table:style-name="ce13" office:value-type="float" office:value="1" calcext:value-type="float">
            <text:p>1,0000</text:p>
          </table:table-cell>
          <table:table-cell table:style-name="ce13" office:value-type="float" office:value="0.99141786" calcext:value-type="float">
            <text:p>0,9914</text:p>
          </table:table-cell>
          <table:table-cell table:style-name="ce13" office:value-type="float" office:value="0.95642676" calcext:value-type="float">
            <text:p>0,9564</text:p>
          </table:table-cell>
          <table:table-cell table:style-name="ce13" office:value-type="float" office:value="0.96248656" calcext:value-type="float">
            <text:p>0,9625</text:p>
          </table:table-cell>
          <table:table-cell table:style-name="ce13" office:value-type="float" office:value="0.98525627" calcext:value-type="float">
            <text:p>0,9853</text:p>
          </table:table-cell>
          <table:table-cell table:style-name="ce13" office:value-type="float" office:value="1" calcext:value-type="float">
            <text:p>1,0000</text:p>
          </table:table-cell>
          <table:table-cell table:formula="of:=LARGE([.B22:.G22];1)" office:value-type="float" office:value="1" calcext:value-type="float">
            <text:p>1,0000</text:p>
          </table:table-cell>
          <table:table-cell table:formula="of:=LARGE([.C22:.F22];1)" office:value-type="float" office:value="0.99141786" calcext:value-type="float">
            <text:p>0,9914</text:p>
          </table:table-cell>
          <table:table-cell table:formula="of:=LARGE([.C22:.F22];2)" office:value-type="float" office:value="0.98525627" calcext:value-type="float">
            <text:p>0,9853</text:p>
          </table:table-cell>
        </table:table-row>
        <table:table-row table:style-name="ro1">
          <table:covered-table-cell table:style-name="Default"/>
          <table:table-cell office:value-type="float" office:value="0" calcext:value-type="float">
            <text:p>0,0000</text:p>
          </table:table-cell>
          <table:table-cell office:value-type="float" office:value="0.0155465435084587" calcext:value-type="float">
            <text:p>0,0155</text:p>
          </table:table-cell>
          <table:table-cell office:value-type="float" office:value="0.0412446549300925" calcext:value-type="float">
            <text:p>0,0412</text:p>
          </table:table-cell>
          <table:table-cell office:value-type="float" office:value="0.0479229297387628" calcext:value-type="float">
            <text:p>0,0479</text:p>
          </table:table-cell>
          <table:table-cell office:value-type="float" office:value="0.0287968133121896" calcext:value-type="float">
            <text:p>0,0288</text:p>
          </table:table-cell>
          <table:table-cell office:value-type="float" office:value="0" calcext:value-type="float">
            <text:p>0,0000</text:p>
          </table:table-cell>
          <table:table-cell table:number-columns-repeated="3"/>
        </table:table-row>
        <calcext:conditional-formats>
          <calcext:conditional-format calcext:target-range-address="Epsilon.B2:Epsilon.G2">
            <calcext:condition calcext:apply-style-name="Accent 1" calcext:value="=[$Epsilon.$H$2]" calcext:base-cell-address="Epsilon.B2"/>
            <calcext:condition calcext:apply-style-name="Accent 2" calcext:value="=[$Epsilon.$I$2]" calcext:base-cell-address="Epsilon.B2"/>
          </calcext:conditional-format>
          <calcext:conditional-format calcext:target-range-address="Epsilon.B4:Epsilon.G4">
            <calcext:condition calcext:apply-style-name="Accent 1" calcext:value="=[$Epsilon.$H$4]" calcext:base-cell-address="Epsilon.B4"/>
            <calcext:condition calcext:apply-style-name="Accent 2" calcext:value="=[$Epsilon.$I$4]" calcext:base-cell-address="Epsilon.B4"/>
            <calcext:condition calcext:apply-style-name="Accent 3" calcext:value="=[$Epsilon.$J$4]" calcext:base-cell-address="Epsilon.B4"/>
          </calcext:conditional-format>
          <calcext:conditional-format calcext:target-range-address="Epsilon.B6:Epsilon.G6">
            <calcext:condition calcext:apply-style-name="Accent 1" calcext:value="=[$Epsilon.$H$6]" calcext:base-cell-address="Epsilon.B6"/>
          </calcext:conditional-format>
          <calcext:conditional-format calcext:target-range-address="Epsilon.B8:Epsilon.G8">
            <calcext:condition calcext:apply-style-name="Accent 1" calcext:value="=[$Epsilon.$H$8]" calcext:base-cell-address="Epsilon.B8"/>
            <calcext:condition calcext:apply-style-name="Accent 2" calcext:value="=[$Epsilon.$I$8]" calcext:base-cell-address="Epsilon.B8"/>
          </calcext:conditional-format>
          <calcext:conditional-format calcext:target-range-address="Epsilon.B10:Epsilon.G10">
            <calcext:condition calcext:apply-style-name="Accent 1" calcext:value="=[$Epsilon.$H$10]" calcext:base-cell-address="Epsilon.B10"/>
            <calcext:condition calcext:apply-style-name="Accent 2" calcext:value="=[$Epsilon.$I$10]" calcext:base-cell-address="Epsilon.B10"/>
          </calcext:conditional-format>
          <calcext:conditional-format calcext:target-range-address="Epsilon.B12:Epsilon.G12">
            <calcext:condition calcext:apply-style-name="Accent 1" calcext:value="=[$Epsilon.$H$12]" calcext:base-cell-address="Epsilon.B12"/>
            <calcext:condition calcext:apply-style-name="Accent 2" calcext:value="=[$Epsilon.$I$12]" calcext:base-cell-address="Epsilon.B12"/>
            <calcext:condition calcext:apply-style-name="Accent 3" calcext:value="=[$Epsilon.$J$12]" calcext:base-cell-address="Epsilon.B12"/>
          </calcext:conditional-format>
          <calcext:conditional-format calcext:target-range-address="Epsilon.B14:Epsilon.G14">
            <calcext:condition calcext:apply-style-name="Accent 1" calcext:value="=[$Epsilon.$H$14]" calcext:base-cell-address="Epsilon.B14"/>
            <calcext:condition calcext:apply-style-name="Accent 2" calcext:value="=[$Epsilon.$I$14]" calcext:base-cell-address="Epsilon.B14"/>
            <calcext:condition calcext:apply-style-name="Accent 3" calcext:value="=[$Epsilon.$J$14]" calcext:base-cell-address="Epsilon.B14"/>
          </calcext:conditional-format>
          <calcext:conditional-format calcext:target-range-address="Epsilon.B16:Epsilon.G16">
            <calcext:condition calcext:apply-style-name="Accent 1" calcext:value="=[$Epsilon.$H$16]" calcext:base-cell-address="Epsilon.B16"/>
          </calcext:conditional-format>
          <calcext:conditional-format calcext:target-range-address="Epsilon.B18:Epsilon.G18">
            <calcext:condition calcext:apply-style-name="Accent 1" calcext:value="=[$Epsilon.$H$18]" calcext:base-cell-address="Epsilon.B18"/>
            <calcext:condition calcext:apply-style-name="Accent 2" calcext:value="=[$Epsilon.$I$18]" calcext:base-cell-address="Epsilon.B18"/>
            <calcext:condition calcext:apply-style-name="Accent 3" calcext:value="=[$Epsilon.$J$18]" calcext:base-cell-address="Epsilon.B18"/>
          </calcext:conditional-format>
          <calcext:conditional-format calcext:target-range-address="Epsilon.B20:Epsilon.G20">
            <calcext:condition calcext:apply-style-name="Accent 1" calcext:value="=[$Epsilon.$H$20]" calcext:base-cell-address="Epsilon.B20"/>
            <calcext:condition calcext:apply-style-name="Accent 2" calcext:value="=[$Epsilon.$I$20]" calcext:base-cell-address="Epsilon.B20"/>
            <calcext:condition calcext:apply-style-name="Accent 3" calcext:value="=[$Epsilon.$J$20]" calcext:base-cell-address="Epsilon.B20"/>
          </calcext:conditional-format>
          <calcext:conditional-format calcext:target-range-address="Epsilon.B22:Epsilon.G22">
            <calcext:condition calcext:apply-style-name="Accent 1" calcext:value="=[$Epsilon.$H$22]" calcext:base-cell-address="Epsilon.B22"/>
            <calcext:condition calcext:apply-style-name="Accent 2" calcext:value="=[$Epsilon.$I$22]" calcext:base-cell-address="Epsilon.B22"/>
            <calcext:condition calcext:apply-style-name="Accent 3" calcext:value="=[$Epsilon.$J$22]" calcext:base-cell-address="Epsilon.B22"/>
          </calcext:conditional-format>
        </calcext:conditional-formats>
      </table:table>
      <table:table table:name="IPR" table:style-name="ta1">
        <table:table-column table:style-name="co1" table:default-cell-style-name="ce1"/>
        <table:table-column table:style-name="co1" table:default-cell-style-name="ce66"/>
        <table:table-column table:style-name="co8" table:default-cell-style-name="ce66"/>
        <table:table-column table:style-name="co1" table:default-cell-style-name="ce68"/>
        <table:table-column table:style-name="co8" table:default-cell-style-name="ce68"/>
        <table:table-column table:style-name="co1" table:default-cell-style-name="ce67"/>
        <table:table-column table:style-name="co8" table:default-cell-style-name="ce67"/>
        <table:table-row table:style-name="ro1">
          <table:table-cell office:value-type="string" calcext:value-type="string" table:number-columns-spanned="1" table:number-rows-spanned="2">
            <text:p>Instance</text:p>
          </table:table-cell>
          <table:table-cell table:style-name="ce1" office:value-type="string" calcext:value-type="string" table:number-columns-spanned="2" table:number-rows-spanned="1">
            <text:p>HVR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IGD+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Epsilon</text:p>
          </table:table-cell>
          <table:covered-table-cell table:style-name="Default"/>
        </table:table-row>
        <table:table-row table:style-name="ro1">
          <table:covered-table-cell table:style-name="Default"/>
          <table:table-cell table:style-name="Default" office:value-type="string" calcext:value-type="string">
            <text:p>NS-BRKGA</text:p>
          </table:table-cell>
          <table:table-cell table:style-name="Default" office:value-type="string" calcext:value-type="string">
            <text:p>NS-BRKGA + IPR</text:p>
          </table:table-cell>
          <table:table-cell table:style-name="Default" office:value-type="string" calcext:value-type="string">
            <text:p>NS-BRKGA</text:p>
          </table:table-cell>
          <table:table-cell table:style-name="Default" office:value-type="string" calcext:value-type="string">
            <text:p>NS-BRKGA + IPR</text:p>
          </table:table-cell>
          <table:table-cell table:style-name="Default" office:value-type="string" calcext:value-type="string">
            <text:p>NS-BRKGA</text:p>
          </table:table-cell>
          <table:table-cell table:style-name="Default" office:value-type="string" calcext:value-type="string">
            <text:p>NS-BRKGA + IPR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k01</text:p>
          </table:table-cell>
          <table:table-cell table:style-name="ce65" office:value-type="float" office:value="0.9912964" calcext:value-type="float">
            <text:p>0,9913</text:p>
          </table:table-cell>
          <table:table-cell office:value-type="float" office:value="0.9908188" calcext:value-type="float">
            <text:p>0,9908</text:p>
          </table:table-cell>
          <table:table-cell table:style-name="ce67" office:value-type="float" office:value="0.0006794471" calcext:value-type="float">
            <text:p>0,000679</text:p>
          </table:table-cell>
          <table:table-cell office:value-type="float" office:value="0.0007296932" calcext:value-type="float">
            <text:p>0,000730</text:p>
          </table:table-cell>
          <table:table-cell table:number-columns-repeated="2" office:value-type="float" office:value="1" calcext:value-type="float">
            <text:p>1,000000</text:p>
          </table:table-cell>
        </table:table-row>
        <table:table-row table:style-name="ro1">
          <table:covered-table-cell table:style-name="Default"/>
          <table:table-cell office:value-type="float" office:value="0.00191721189230613" calcext:value-type="float">
            <text:p>0,0019</text:p>
          </table:table-cell>
          <table:table-cell office:value-type="float" office:value="0.00231664118067516" calcext:value-type="float">
            <text:p>0,0023</text:p>
          </table:table-cell>
          <table:table-cell office:value-type="float" office:value="0.00023226740298391" calcext:value-type="float">
            <text:p>0,000232</text:p>
          </table:table-cell>
          <table:table-cell office:value-type="float" office:value="0.000295319296014263" calcext:value-type="float">
            <text:p>0,000295</text:p>
          </table:table-cell>
          <table:table-cell table:number-columns-repeated="2" table:style-name="ce68" office:value-type="float" office:value="0" calcext:value-type="float">
            <text:p>0,000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k02</text:p>
          </table:table-cell>
          <table:table-cell table:style-name="ce65" office:value-type="float" office:value="0.9856563" calcext:value-type="float">
            <text:p>0,9857</text:p>
          </table:table-cell>
          <table:table-cell office:value-type="float" office:value="0.985355" calcext:value-type="float">
            <text:p>0,9854</text:p>
          </table:table-cell>
          <table:table-cell table:style-name="ce67" office:value-type="float" office:value="0.0009929415" calcext:value-type="float">
            <text:p>0,000993</text:p>
          </table:table-cell>
          <table:table-cell office:value-type="float" office:value="0.0010764149" calcext:value-type="float">
            <text:p>0,001076</text:p>
          </table:table-cell>
          <table:table-cell table:number-columns-repeated="2" office:value-type="float" office:value="1" calcext:value-type="float">
            <text:p>1,000000</text:p>
          </table:table-cell>
        </table:table-row>
        <table:table-row table:style-name="ro1">
          <table:covered-table-cell table:style-name="Default"/>
          <table:table-cell office:value-type="float" office:value="0.0019002311990913" calcext:value-type="float">
            <text:p>0,0019</text:p>
          </table:table-cell>
          <table:table-cell office:value-type="float" office:value="0.00262371701980223" calcext:value-type="float">
            <text:p>0,0026</text:p>
          </table:table-cell>
          <table:table-cell office:value-type="float" office:value="0.000240442295486152" calcext:value-type="float">
            <text:p>0,000240</text:p>
          </table:table-cell>
          <table:table-cell office:value-type="float" office:value="0.000373945992116094" calcext:value-type="float">
            <text:p>0,000374</text:p>
          </table:table-cell>
          <table:table-cell table:number-columns-repeated="2" table:style-name="ce68" office:value-type="float" office:value="0" calcext:value-type="float">
            <text:p>0,000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k03</text:p>
          </table:table-cell>
          <table:table-cell office:value-type="float" office:value="0.9955501" calcext:value-type="float">
            <text:p>0,9956</text:p>
          </table:table-cell>
          <table:table-cell table:style-name="ce65" office:value-type="float" office:value="0.9958222" calcext:value-type="float">
            <text:p>0,9958</text:p>
          </table:table-cell>
          <table:table-cell office:value-type="float" office:value="0.000472252" calcext:value-type="float">
            <text:p>0,000472</text:p>
          </table:table-cell>
          <table:table-cell table:style-name="ce67" office:value-type="float" office:value="0.00037886954" calcext:value-type="float">
            <text:p>0,000379</text:p>
          </table:table-cell>
          <table:table-cell table:number-columns-repeated="2" office:value-type="float" office:value="1" calcext:value-type="float">
            <text:p>1,000000</text:p>
          </table:table-cell>
        </table:table-row>
        <table:table-row table:style-name="ro1">
          <table:covered-table-cell table:style-name="Default"/>
          <table:table-cell office:value-type="float" office:value="0.00158837699870024" calcext:value-type="float">
            <text:p>0,0016</text:p>
          </table:table-cell>
          <table:table-cell office:value-type="float" office:value="0.00191223904363445" calcext:value-type="float">
            <text:p>0,0019</text:p>
          </table:table-cell>
          <table:table-cell office:value-type="float" office:value="0.000345619568970277" calcext:value-type="float">
            <text:p>0,000346</text:p>
          </table:table-cell>
          <table:table-cell office:value-type="float" office:value="0.000268791983721644" calcext:value-type="float">
            <text:p>0,000269</text:p>
          </table:table-cell>
          <table:table-cell table:number-columns-repeated="2" table:style-name="ce68" office:value-type="float" office:value="0" calcext:value-type="float">
            <text:p>0,000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k04</text:p>
          </table:table-cell>
          <table:table-cell office:value-type="float" office:value="0.9825045" calcext:value-type="float">
            <text:p>0,9825</text:p>
          </table:table-cell>
          <table:table-cell table:style-name="ce65" office:value-type="float" office:value="0.9830429" calcext:value-type="float">
            <text:p>0,9830</text:p>
          </table:table-cell>
          <table:table-cell table:style-name="ce67" office:value-type="float" office:value="0.003512915" calcext:value-type="float">
            <text:p>0,003513</text:p>
          </table:table-cell>
          <table:table-cell office:value-type="float" office:value="0.003534457" calcext:value-type="float">
            <text:p>0,003534</text:p>
          </table:table-cell>
          <table:table-cell table:number-columns-repeated="2" office:value-type="float" office:value="1" calcext:value-type="float">
            <text:p>1,000000</text:p>
          </table:table-cell>
        </table:table-row>
        <table:table-row table:style-name="ro1">
          <table:covered-table-cell table:style-name="Default"/>
          <table:table-cell office:value-type="float" office:value="0.00496499825276908" calcext:value-type="float">
            <text:p>0,0050</text:p>
          </table:table-cell>
          <table:table-cell office:value-type="float" office:value="0.00491844496665357" calcext:value-type="float">
            <text:p>0,0049</text:p>
          </table:table-cell>
          <table:table-cell office:value-type="float" office:value="0.000529385776390904" calcext:value-type="float">
            <text:p>0,000529</text:p>
          </table:table-cell>
          <table:table-cell office:value-type="float" office:value="0.000495597640733892" calcext:value-type="float">
            <text:p>0,000496</text:p>
          </table:table-cell>
          <table:table-cell table:number-columns-repeated="2" table:style-name="ce68" office:value-type="float" office:value="0" calcext:value-type="float">
            <text:p>0,000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k05</text:p>
          </table:table-cell>
          <table:table-cell office:value-type="float" office:value="0.9836857" calcext:value-type="float">
            <text:p>0,9837</text:p>
          </table:table-cell>
          <table:table-cell table:style-name="ce65" office:value-type="float" office:value="0.9849679" calcext:value-type="float">
            <text:p>0,9850</text:p>
          </table:table-cell>
          <table:table-cell table:style-name="ce67" office:value-type="float" office:value="0.00471435" calcext:value-type="float">
            <text:p>0,004714</text:p>
          </table:table-cell>
          <table:table-cell office:value-type="float" office:value="0.005426046" calcext:value-type="float">
            <text:p>0,005426</text:p>
          </table:table-cell>
          <table:table-cell table:number-columns-repeated="2" office:value-type="float" office:value="1" calcext:value-type="float">
            <text:p>1,000000</text:p>
          </table:table-cell>
        </table:table-row>
        <table:table-row table:style-name="ro1">
          <table:covered-table-cell table:style-name="Default"/>
          <table:table-cell office:value-type="float" office:value="0.00255446378130518" calcext:value-type="float">
            <text:p>0,0026</text:p>
          </table:table-cell>
          <table:table-cell office:value-type="float" office:value="0.00213232129145679" calcext:value-type="float">
            <text:p>0,0021</text:p>
          </table:table-cell>
          <table:table-cell office:value-type="float" office:value="0.00132395344335063" calcext:value-type="float">
            <text:p>0,001324</text:p>
          </table:table-cell>
          <table:table-cell office:value-type="float" office:value="0.00108651075020176" calcext:value-type="float">
            <text:p>0,001087</text:p>
          </table:table-cell>
          <table:table-cell table:number-columns-repeated="2" table:style-name="ce68" office:value-type="float" office:value="0" calcext:value-type="float">
            <text:p>0,000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k06</text:p>
          </table:table-cell>
          <table:table-cell office:value-type="float" office:value="0.9714186" calcext:value-type="float">
            <text:p>0,9714</text:p>
          </table:table-cell>
          <table:table-cell table:style-name="ce65" office:value-type="float" office:value="0.9723625" calcext:value-type="float">
            <text:p>0,9724</text:p>
          </table:table-cell>
          <table:table-cell office:value-type="float" office:value="0.002637222" calcext:value-type="float">
            <text:p>0,002637</text:p>
          </table:table-cell>
          <table:table-cell table:style-name="ce67" office:value-type="float" office:value="0.0024856025" calcext:value-type="float">
            <text:p>0,002486</text:p>
          </table:table-cell>
          <table:table-cell table:number-columns-repeated="2" office:value-type="float" office:value="1" calcext:value-type="float">
            <text:p>1,000000</text:p>
          </table:table-cell>
        </table:table-row>
        <table:table-row table:style-name="ro1">
          <table:covered-table-cell table:style-name="Default"/>
          <table:table-cell office:value-type="float" office:value="0.00634154546147862" calcext:value-type="float">
            <text:p>0,0063</text:p>
          </table:table-cell>
          <table:table-cell office:value-type="float" office:value="0.00694705288953525" calcext:value-type="float">
            <text:p>0,0069</text:p>
          </table:table-cell>
          <table:table-cell office:value-type="float" office:value="0.000850962119577599" calcext:value-type="float">
            <text:p>0,000851</text:p>
          </table:table-cell>
          <table:table-cell office:value-type="float" office:value="0.00110235141464337" calcext:value-type="float">
            <text:p>0,001102</text:p>
          </table:table-cell>
          <table:table-cell table:number-columns-repeated="2" table:style-name="ce68" office:value-type="float" office:value="0" calcext:value-type="float">
            <text:p>0,000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k07</text:p>
          </table:table-cell>
          <table:table-cell office:value-type="float" office:value="0.9828663" calcext:value-type="float">
            <text:p>0,9829</text:p>
          </table:table-cell>
          <table:table-cell table:style-name="ce65" office:value-type="float" office:value="0.9837256" calcext:value-type="float">
            <text:p>0,9837</text:p>
          </table:table-cell>
          <table:table-cell office:value-type="float" office:value="0.001830449" calcext:value-type="float">
            <text:p>0,001830</text:p>
          </table:table-cell>
          <table:table-cell table:style-name="ce67" office:value-type="float" office:value="0.0016980101" calcext:value-type="float">
            <text:p>0,001698</text:p>
          </table:table-cell>
          <table:table-cell table:number-columns-repeated="2" office:value-type="float" office:value="1" calcext:value-type="float">
            <text:p>1,000000</text:p>
          </table:table-cell>
        </table:table-row>
        <table:table-row table:style-name="ro1">
          <table:covered-table-cell table:style-name="Default"/>
          <table:table-cell office:value-type="float" office:value="0.00202455995465681" calcext:value-type="float">
            <text:p>0,0020</text:p>
          </table:table-cell>
          <table:table-cell office:value-type="float" office:value="0.00221733769191792" calcext:value-type="float">
            <text:p>0,0022</text:p>
          </table:table-cell>
          <table:table-cell office:value-type="float" office:value="0.000584312118211663" calcext:value-type="float">
            <text:p>0,000584</text:p>
          </table:table-cell>
          <table:table-cell office:value-type="float" office:value="0.00066914499474037" calcext:value-type="float">
            <text:p>0,000669</text:p>
          </table:table-cell>
          <table:table-cell table:number-columns-repeated="2" table:style-name="ce68" office:value-type="float" office:value="0" calcext:value-type="float">
            <text:p>0,000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k08</text:p>
          </table:table-cell>
          <table:table-cell table:style-name="ce65" office:value-type="float" office:value="0.995689" calcext:value-type="float">
            <text:p>0,9957</text:p>
          </table:table-cell>
          <table:table-cell office:value-type="float" office:value="0.9956171" calcext:value-type="float">
            <text:p>0,9956</text:p>
          </table:table-cell>
          <table:table-cell office:value-type="float" office:value="0.00048291" calcext:value-type="float">
            <text:p>0,000483</text:p>
          </table:table-cell>
          <table:table-cell table:style-name="ce67" office:value-type="float" office:value="0.00045797527" calcext:value-type="float">
            <text:p>0,000458</text:p>
          </table:table-cell>
          <table:table-cell table:number-columns-repeated="2" office:value-type="float" office:value="1" calcext:value-type="float">
            <text:p>1,000000</text:p>
          </table:table-cell>
        </table:table-row>
        <table:table-row table:style-name="ro1">
          <table:covered-table-cell table:style-name="Default"/>
          <table:table-cell office:value-type="float" office:value="0.00124525796524255" calcext:value-type="float">
            <text:p>0,0012</text:p>
          </table:table-cell>
          <table:table-cell office:value-type="float" office:value="0.00146334059261678" calcext:value-type="float">
            <text:p>0,0015</text:p>
          </table:table-cell>
          <table:table-cell office:value-type="float" office:value="0.000219843089492028" calcext:value-type="float">
            <text:p>0,000220</text:p>
          </table:table-cell>
          <table:table-cell office:value-type="float" office:value="0.000229089372464539" calcext:value-type="float">
            <text:p>0,000229</text:p>
          </table:table-cell>
          <table:table-cell table:number-columns-repeated="2" table:style-name="ce68" office:value-type="float" office:value="0" calcext:value-type="float">
            <text:p>0,000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k09</text:p>
          </table:table-cell>
          <table:table-cell office:value-type="float" office:value="0.9805444" calcext:value-type="float">
            <text:p>0,9805</text:p>
          </table:table-cell>
          <table:table-cell table:style-name="ce65" office:value-type="float" office:value="0.981405" calcext:value-type="float">
            <text:p>0,9814</text:p>
          </table:table-cell>
          <table:table-cell office:value-type="float" office:value="0.0035196" calcext:value-type="float">
            <text:p>0,003520</text:p>
          </table:table-cell>
          <table:table-cell table:style-name="ce67" office:value-type="float" office:value="0.003122222" calcext:value-type="float">
            <text:p>0,003122</text:p>
          </table:table-cell>
          <table:table-cell table:number-columns-repeated="2" office:value-type="float" office:value="1" calcext:value-type="float">
            <text:p>1,000000</text:p>
          </table:table-cell>
        </table:table-row>
        <table:table-row table:style-name="ro1">
          <table:covered-table-cell table:style-name="Default"/>
          <table:table-cell office:value-type="float" office:value="0.00296810121795062" calcext:value-type="float">
            <text:p>0,0030</text:p>
          </table:table-cell>
          <table:table-cell office:value-type="float" office:value="0.00258337240830663" calcext:value-type="float">
            <text:p>0,0026</text:p>
          </table:table-cell>
          <table:table-cell office:value-type="float" office:value="0.00148205222301375" calcext:value-type="float">
            <text:p>0,001482</text:p>
          </table:table-cell>
          <table:table-cell office:value-type="float" office:value="0.00111630945971805" calcext:value-type="float">
            <text:p>0,001116</text:p>
          </table:table-cell>
          <table:table-cell table:number-columns-repeated="2" table:style-name="ce68" office:value-type="float" office:value="0" calcext:value-type="float">
            <text:p>0,000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k10</text:p>
          </table:table-cell>
          <table:table-cell office:value-type="float" office:value="0.9838282" calcext:value-type="float">
            <text:p>0,9838</text:p>
          </table:table-cell>
          <table:table-cell table:style-name="ce65" office:value-type="float" office:value="0.9860061" calcext:value-type="float">
            <text:p>0,9860</text:p>
          </table:table-cell>
          <table:table-cell office:value-type="float" office:value="0.0011667903" calcext:value-type="float">
            <text:p>0,001167</text:p>
          </table:table-cell>
          <table:table-cell table:style-name="ce67" office:value-type="float" office:value="0.0006251701" calcext:value-type="float">
            <text:p>0,000625</text:p>
          </table:table-cell>
          <table:table-cell table:number-columns-repeated="2" office:value-type="float" office:value="1" calcext:value-type="float">
            <text:p>1,000000</text:p>
          </table:table-cell>
        </table:table-row>
        <table:table-row table:style-name="ro1">
          <table:covered-table-cell table:style-name="Default"/>
          <table:table-cell office:value-type="float" office:value="0.00467059680983062" calcext:value-type="float">
            <text:p>0,0047</text:p>
          </table:table-cell>
          <table:table-cell office:value-type="float" office:value="0.00100807474425263" calcext:value-type="float">
            <text:p>0,0010</text:p>
          </table:table-cell>
          <table:table-cell office:value-type="float" office:value="0.00146221282926598" calcext:value-type="float">
            <text:p>0,001462</text:p>
          </table:table-cell>
          <table:table-cell office:value-type="float" office:value="0.000322849720662865" calcext:value-type="float">
            <text:p>0,000323</text:p>
          </table:table-cell>
          <table:table-cell table:number-columns-repeated="2" table:style-name="ce68" office:value-type="float" office:value="0" calcext:value-type="float">
            <text:p>0,000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All intances</text:p>
          </table:table-cell>
          <table:table-cell office:value-type="float" office:value="0.98530395" calcext:value-type="float">
            <text:p>0,9853</text:p>
          </table:table-cell>
          <table:table-cell table:style-name="ce65" office:value-type="float" office:value="0.98591231" calcext:value-type="float">
            <text:p>0,9859</text:p>
          </table:table-cell>
          <table:table-cell office:value-type="float" office:value="0.00200088769" calcext:value-type="float">
            <text:p>0,002001</text:p>
          </table:table-cell>
          <table:table-cell table:style-name="ce67" office:value-type="float" office:value="0.001953446061" calcext:value-type="float">
            <text:p>0,001953</text:p>
          </table:table-cell>
          <table:table-cell table:number-columns-repeated="2" office:value-type="float" office:value="1" calcext:value-type="float">
            <text:p>1,000000</text:p>
          </table:table-cell>
        </table:table-row>
        <table:table-row table:style-name="ro1">
          <table:covered-table-cell table:style-name="Default"/>
          <table:table-cell office:value-type="float" office:value="0.00774837514369948" calcext:value-type="float">
            <text:p>0,0077</text:p>
          </table:table-cell>
          <table:table-cell office:value-type="float" office:value="0.00736381027144915" calcext:value-type="float">
            <text:p>0,0074</text:p>
          </table:table-cell>
          <table:table-cell office:value-type="float" office:value="0.00167932050221611" calcext:value-type="float">
            <text:p>0,001679</text:p>
          </table:table-cell>
          <table:table-cell office:value-type="float" office:value="0.00172658715959315" calcext:value-type="float">
            <text:p>0,001727</text:p>
          </table:table-cell>
          <table:table-cell table:number-columns-repeated="2" table:style-name="ce68" office:value-type="float" office:value="0" calcext:value-type="float">
            <text:p>0,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7">
      <number:number number:decimal-places="13" number:min-decimal-places="13" number:min-integer-digits="1"/>
    </number:number-style>
    <number:number-style style:name="N116">
      <number:number number:decimal-places="18" number:min-decimal-places="18" number:min-integer-digits="1"/>
    </number:number-style>
    <number:number-style style:name="N115">
      <number:number number:decimal-places="17" number:min-decimal-places="17" number:min-integer-digits="1"/>
    </number:number-style>
    <number:number-style style:name="N114">
      <number:number number:decimal-places="16" number:min-decimal-places="16" number:min-integer-digits="1"/>
    </number:number-style>
    <number:number-style style:name="N113">
      <number:number number:decimal-places="14" number:min-decimal-places="14" number:min-integer-digits="1"/>
    </number:number-style>
    <number:number-style style:name="N112">
      <number:number number:decimal-places="15" number:min-decimal-places="15"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0">
      <number:number number:decimal-places="5" number:min-decimal-places="5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20:45:55.069596861</meta:creation-date>
    <dc:date>2024-02-27T18:36:17.302439641</dc:date>
    <meta:editing-duration>PT2H15M23S</meta:editing-duration>
    <meta:editing-cycles>27</meta:editing-cycles>
    <meta:generator>LibreOffice/7.3.7.2$Linux_X86_64 LibreOffice_project/30$Build-2</meta:generator>
    <meta:document-statistic meta:table-count="4" meta:cell-count="695" meta:object-count="0"/>
  </office:meta>
</office:document-meta>
</file>